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Nunito ExtraLight" svg:font-family="'Nunito ExtraLight'" style:font-adornments="Light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5.237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5.154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2.976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838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unito" fo:font-weight="bold" style:font-weight-asian="bold" style:font-weight-complex="bold"/>
    </style:style>
    <style:style style:name="ce3" style:family="table-cell" style:parent-style-name="Default">
      <style:text-properties style:font-name="Nunito"/>
    </style:style>
    <style:style style:name="ce4" style:family="table-cell" style:parent-style-name="Default">
      <style:text-properties style:font-name="JetBrains Mono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- formatter method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-name</text:p>
          </table:table-cell>
          <table:table-cell office:value-type="string" calcext:value-type="string">
            <text:p>-samples</text:p>
          </table:table-cell>
          <table:table-cell office:value-type="string" calcext:value-type="string">
            <text:p>-resamples</text:p>
          </table:table-cell>
          <table:table-cell office:value-type="string" calcext:value-type="string">
            <text:p>-iterations</text:p>
          </table:table-cell>
          <table:table-cell office:value-type="string" calcext:value-type="string">
            <text:p>-clockResolution</text:p>
          </table:table-cell>
          <table:table-cell office:value-type="string" calcext:value-type="string">
            <text:p>-estimatedDuratio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mean/-value</text:p>
          </table:table-cell>
          <table:table-cell office:value-type="string" calcext:value-type="string">
            <text:p>mean/-lowerBound</text:p>
          </table:table-cell>
          <table:table-cell office:value-type="string" calcext:value-type="string">
            <text:p>mean/-upperBound</text:p>
          </table:table-cell>
          <table:table-cell office:value-type="string" calcext:value-type="string">
            <text:p>mean/-ci</text:p>
          </table:table-cell>
          <table:table-cell table:style-name="Default" office:value-type="string" calcext:value-type="string">
            <text:p>mean/-self-closing</text:p>
          </table:table-cell>
          <table:table-cell office:value-type="string" calcext:value-type="string">
            <text:p>standardDeviation/-value</text:p>
          </table:table-cell>
          <table:table-cell office:value-type="string" calcext:value-type="string">
            <text:p>standardDeviation/-lowerBound</text:p>
          </table:table-cell>
          <table:table-cell office:value-type="string" calcext:value-type="string">
            <text:p>standardDeviation/-upperBound</text:p>
          </table:table-cell>
          <table:table-cell office:value-type="string" calcext:value-type="string">
            <text:p>standardDeviation/-ci</text:p>
          </table:table-cell>
          <table:table-cell table:style-name="Default" office:value-type="string" calcext:value-type="string">
            <text:p>standardDeviation/-self-closing</text:p>
          </table:table-cell>
          <table:table-cell office:value-type="string" calcext:value-type="string">
            <text:p>outliers/-variance</text:p>
          </table:table-cell>
          <table:table-cell office:value-type="string" calcext:value-type="string">
            <text:p>outliers/-lowMild</text:p>
          </table:table-cell>
          <table:table-cell office:value-type="string" calcext:value-type="string">
            <text:p>outliers/-lowSevere</text:p>
          </table:table-cell>
          <table:table-cell office:value-type="string" calcext:value-type="string">
            <text:p>outliers/-highMild</text:p>
          </table:table-cell>
          <table:table-cell office:value-type="string" calcext:value-type="string">
            <text:p>outliers/-highSevere</text:p>
          </table:table-cell>
          <table:table-cell table:style-name="Default" office:value-type="string" calcext:value-type="string">
            <text:p>outliers/-self-closing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5" calcext:value-type="float">
            <text:p>205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42500" calcext:value-type="float">
            <text:p>1742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4.3954" calcext:value-type="float">
            <text:p>74.3954</text:p>
          </table:table-cell>
          <table:table-cell office:value-type="float" office:value="73.8853" calcext:value-type="float">
            <text:p>73.8853</text:p>
          </table:table-cell>
          <table:table-cell office:value-type="float" office:value="75.445" calcext:value-type="float">
            <text:p>75.4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57215" calcext:value-type="float">
            <text:p>3.57215</text:p>
          </table:table-cell>
          <table:table-cell office:value-type="float" office:value="1.84323" calcext:value-type="float">
            <text:p>1.84323</text:p>
          </table:table-cell>
          <table:table-cell office:value-type="float" office:value="5.93815" calcext:value-type="float">
            <text:p>5.938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64385" calcext:value-type="float">
            <text:p>0.464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" calcext:value-type="float">
            <text:p>92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6400" calcext:value-type="float">
            <text:p>1766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62.313" calcext:value-type="float">
            <text:p>162.313</text:p>
          </table:table-cell>
          <table:table-cell office:value-type="float" office:value="160.611" calcext:value-type="float">
            <text:p>160.611</text:p>
          </table:table-cell>
          <table:table-cell office:value-type="float" office:value="167.84" calcext:value-type="float">
            <text:p>167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.9304" calcext:value-type="float">
            <text:p>13.9304</text:p>
          </table:table-cell>
          <table:table-cell office:value-type="float" office:value="3.65098" calcext:value-type="float">
            <text:p>3.65098</text:p>
          </table:table-cell>
          <table:table-cell office:value-type="float" office:value="30.6721" calcext:value-type="float">
            <text:p>30.672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38068" calcext:value-type="float">
            <text:p>0.73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" calcext:value-type="float">
            <text:p>28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2800" calcext:value-type="float">
            <text:p>1752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553.695" calcext:value-type="float">
            <text:p>553.695</text:p>
          </table:table-cell>
          <table:table-cell office:value-type="float" office:value="550.622" calcext:value-type="float">
            <text:p>550.622</text:p>
          </table:table-cell>
          <table:table-cell office:value-type="float" office:value="561.275" calcext:value-type="float">
            <text:p>561.2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2.4479" calcext:value-type="float">
            <text:p>22.4479</text:p>
          </table:table-cell>
          <table:table-cell office:value-type="float" office:value="4.80922" calcext:value-type="float">
            <text:p>4.80922</text:p>
          </table:table-cell>
          <table:table-cell office:value-type="float" office:value="40.7228" calcext:value-type="float">
            <text:p>40.72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75541" calcext:value-type="float">
            <text:p>0.375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4" calcext:value-type="float">
            <text:p>17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40000" calcext:value-type="float">
            <text:p>1740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8.349" calcext:value-type="float">
            <text:p>88.349</text:p>
          </table:table-cell>
          <table:table-cell office:value-type="float" office:value="88.0582" calcext:value-type="float">
            <text:p>88.0582</text:p>
          </table:table-cell>
          <table:table-cell office:value-type="float" office:value="89.488" calcext:value-type="float">
            <text:p>89.48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62073" calcext:value-type="float">
            <text:p>2.62073</text:p>
          </table:table-cell>
          <table:table-cell office:value-type="float" office:value="0.420178" calcext:value-type="float">
            <text:p>0.420178</text:p>
          </table:table-cell>
          <table:table-cell office:value-type="float" office:value="6.14236" calcext:value-type="float">
            <text:p>6.1423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47996" calcext:value-type="float">
            <text:p>0.247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" calcext:value-type="float">
            <text:p>8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4000" calcext:value-type="float">
            <text:p>17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79.75" calcext:value-type="float">
            <text:p>179.75</text:p>
          </table:table-cell>
          <table:table-cell office:value-type="float" office:value="177.668" calcext:value-type="float">
            <text:p>177.668</text:p>
          </table:table-cell>
          <table:table-cell office:value-type="float" office:value="186.723" calcext:value-type="float">
            <text:p>186.7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6.6091" calcext:value-type="float">
            <text:p>16.6091</text:p>
          </table:table-cell>
          <table:table-cell office:value-type="float" office:value="0.773829" calcext:value-type="float">
            <text:p>0.773829</text:p>
          </table:table-cell>
          <table:table-cell office:value-type="float" office:value="37.5493" calcext:value-type="float">
            <text:p>37.549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68866" calcext:value-type="float">
            <text:p>0.768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" calcext:value-type="float">
            <text:p>27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7400" calcext:value-type="float">
            <text:p>1787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586.355" calcext:value-type="float">
            <text:p>586.355</text:p>
          </table:table-cell>
          <table:table-cell office:value-type="float" office:value="576.04" calcext:value-type="float">
            <text:p>576.04</text:p>
          </table:table-cell>
          <table:table-cell office:value-type="float" office:value="635.857" calcext:value-type="float">
            <text:p>635.85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98.9551" calcext:value-type="float">
            <text:p>98.9551</text:p>
          </table:table-cell>
          <table:table-cell office:value-type="float" office:value="4.75809" calcext:value-type="float">
            <text:p>4.75809</text:p>
          </table:table-cell>
          <table:table-cell office:value-type="float" office:value="235.688" calcext:value-type="float">
            <text:p>235.68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15357" calcext:value-type="float">
            <text:p>0.91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8" calcext:value-type="float">
            <text:p>168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47200" calcext:value-type="float">
            <text:p>1747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4.4289" calcext:value-type="float">
            <text:p>94.4289</text:p>
          </table:table-cell>
          <table:table-cell office:value-type="float" office:value="94.1326" calcext:value-type="float">
            <text:p>94.1326</text:p>
          </table:table-cell>
          <table:table-cell office:value-type="float" office:value="95.7358" calcext:value-type="float">
            <text:p>95.73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72151" calcext:value-type="float">
            <text:p>2.72151</text:p>
          </table:table-cell>
          <table:table-cell office:value-type="float" office:value="0.326384" calcext:value-type="float">
            <text:p>0.326384</text:p>
          </table:table-cell>
          <table:table-cell office:value-type="float" office:value="6.43117" calcext:value-type="float">
            <text:p>6.431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38243" calcext:value-type="float">
            <text:p>0.238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" calcext:value-type="float">
            <text:p>83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7900" calcext:value-type="float">
            <text:p>17679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86.322" calcext:value-type="float">
            <text:p>186.322</text:p>
          </table:table-cell>
          <table:table-cell office:value-type="float" office:value="184.423" calcext:value-type="float">
            <text:p>184.423</text:p>
          </table:table-cell>
          <table:table-cell office:value-type="float" office:value="192.444" calcext:value-type="float">
            <text:p>192.44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4.8" calcext:value-type="float">
            <text:p>14.8</text:p>
          </table:table-cell>
          <table:table-cell office:value-type="float" office:value="0.805656" calcext:value-type="float">
            <text:p>0.805656</text:p>
          </table:table-cell>
          <table:table-cell office:value-type="float" office:value="33.0694" calcext:value-type="float">
            <text:p>33.069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07162" calcext:value-type="float">
            <text:p>0.707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" calcext:value-type="float">
            <text:p>23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812400" calcext:value-type="float">
            <text:p>1812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07.546" calcext:value-type="float">
            <text:p>707.546</text:p>
          </table:table-cell>
          <table:table-cell office:value-type="float" office:value="699.47" calcext:value-type="float">
            <text:p>699.47</text:p>
          </table:table-cell>
          <table:table-cell office:value-type="float" office:value="735.143" calcext:value-type="float">
            <text:p>735.1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3.1412" calcext:value-type="float">
            <text:p>63.1412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142.879" calcext:value-type="float">
            <text:p>142.87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48667" calcext:value-type="float">
            <text:p>0.74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1" calcext:value-type="float">
            <text:p>16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4900" calcext:value-type="float">
            <text:p>17549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95.6968" calcext:value-type="float">
            <text:p>95.6968</text:p>
          </table:table-cell>
          <table:table-cell office:value-type="float" office:value="97.6614" calcext:value-type="float">
            <text:p>97.661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.05807" calcext:value-type="float">
            <text:p>4.05807</text:p>
          </table:table-cell>
          <table:table-cell office:value-type="float" office:value="0.943828" calcext:value-type="float">
            <text:p>0.943828</text:p>
          </table:table-cell>
          <table:table-cell office:value-type="float" office:value="7.2378" calcext:value-type="float">
            <text:p>7.237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95224" calcext:value-type="float">
            <text:p>0.39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" calcext:value-type="float">
            <text:p>7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3800" calcext:value-type="float">
            <text:p>1753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95.07" calcext:value-type="float">
            <text:p>195.07</text:p>
          </table:table-cell>
          <table:table-cell office:value-type="float" office:value="192.985" calcext:value-type="float">
            <text:p>192.985</text:p>
          </table:table-cell>
          <table:table-cell office:value-type="float" office:value="203.4" calcext:value-type="float">
            <text:p>203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0.2679" calcext:value-type="float">
            <text:p>20.2679</text:p>
          </table:table-cell>
          <table:table-cell office:value-type="float" office:value="0.789462" calcext:value-type="float">
            <text:p>0.789462</text:p>
          </table:table-cell>
          <table:table-cell office:value-type="float" office:value="48.3428" calcext:value-type="float">
            <text:p>48.34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10268" calcext:value-type="float">
            <text:p>0.810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0000" calcext:value-type="float">
            <text:p>1760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5.988" calcext:value-type="float">
            <text:p>735.988</text:p>
          </table:table-cell>
          <table:table-cell office:value-type="float" office:value="721.092" calcext:value-type="float">
            <text:p>721.092</text:p>
          </table:table-cell>
          <table:table-cell office:value-type="float" office:value="797.075" calcext:value-type="float">
            <text:p>797.0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2.577" calcext:value-type="float">
            <text:p>132.577</text:p>
          </table:table-cell>
          <table:table-cell office:value-type="float" office:value="24.5741" calcext:value-type="float">
            <text:p>24.5741</text:p>
          </table:table-cell>
          <table:table-cell office:value-type="float" office:value="309.207" calcext:value-type="float">
            <text:p>309.20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25835" calcext:value-type="float">
            <text:p>0.925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9" calcext:value-type="float">
            <text:p>15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49000" calcext:value-type="float">
            <text:p>1749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7.0086" calcext:value-type="float">
            <text:p>97.0086</text:p>
          </table:table-cell>
          <table:table-cell office:value-type="float" office:value="96.598" calcext:value-type="float">
            <text:p>96.598</text:p>
          </table:table-cell>
          <table:table-cell office:value-type="float" office:value="98.2486" calcext:value-type="float">
            <text:p>98.248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29384" calcext:value-type="float">
            <text:p>3.29384</text:p>
          </table:table-cell>
          <table:table-cell office:value-type="float" office:value="1.30811" calcext:value-type="float">
            <text:p>1.30811</text:p>
          </table:table-cell>
          <table:table-cell office:value-type="float" office:value="7.17252" calcext:value-type="float">
            <text:p>7.1725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96976" calcext:value-type="float">
            <text:p>0.29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" calcext:value-type="float">
            <text:p>78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0600" calcext:value-type="float">
            <text:p>1770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99.914" calcext:value-type="float">
            <text:p>199.914</text:p>
          </table:table-cell>
          <table:table-cell office:value-type="float" office:value="198.271" calcext:value-type="float">
            <text:p>198.271</text:p>
          </table:table-cell>
          <table:table-cell office:value-type="float" office:value="204.767" calcext:value-type="float">
            <text:p>204.7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2.8774" calcext:value-type="float">
            <text:p>12.8774</text:p>
          </table:table-cell>
          <table:table-cell office:value-type="float" office:value="2.89871" calcext:value-type="float">
            <text:p>2.89871</text:p>
          </table:table-cell>
          <table:table-cell office:value-type="float" office:value="27.5723" calcext:value-type="float">
            <text:p>27.57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05524" calcext:value-type="float">
            <text:p>0.60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97400" calcext:value-type="float">
            <text:p>1797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3.865" calcext:value-type="float">
            <text:p>733.865</text:p>
          </table:table-cell>
          <table:table-cell office:value-type="float" office:value="729.2" calcext:value-type="float">
            <text:p>729.2</text:p>
          </table:table-cell>
          <table:table-cell office:value-type="float" office:value="747.711" calcext:value-type="float">
            <text:p>747.71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6.3434" calcext:value-type="float">
            <text:p>36.3434</text:p>
          </table:table-cell>
          <table:table-cell office:value-type="float" office:value="9.41526" calcext:value-type="float">
            <text:p>9.41526</text:p>
          </table:table-cell>
          <table:table-cell office:value-type="float" office:value="77.6752" calcext:value-type="float">
            <text:p>77.675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74703" calcext:value-type="float">
            <text:p>0.474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6" calcext:value-type="float">
            <text:p>156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2800" calcext:value-type="float">
            <text:p>1762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8.8265" calcext:value-type="float">
            <text:p>98.8265</text:p>
          </table:table-cell>
          <table:table-cell office:value-type="float" office:value="98.1622" calcext:value-type="float">
            <text:p>98.1622</text:p>
          </table:table-cell>
          <table:table-cell office:value-type="float" office:value="102.054" calcext:value-type="float">
            <text:p>102.05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.45815" calcext:value-type="float">
            <text:p>6.45815</text:p>
          </table:table-cell>
          <table:table-cell office:value-type="float" office:value="0.2643" calcext:value-type="float">
            <text:p>0.2643</text:p>
          </table:table-cell>
          <table:table-cell office:value-type="float" office:value="15.3982" calcext:value-type="float">
            <text:p>15.398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15478" calcext:value-type="float">
            <text:p>0.615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" calcext:value-type="float">
            <text:p>75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2500" calcext:value-type="float">
            <text:p>1762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03.504" calcext:value-type="float">
            <text:p>203.504</text:p>
          </table:table-cell>
          <table:table-cell office:value-type="float" office:value="201.367" calcext:value-type="float">
            <text:p>201.367</text:p>
          </table:table-cell>
          <table:table-cell office:value-type="float" office:value="210.683" calcext:value-type="float">
            <text:p>210.68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7.091" calcext:value-type="float">
            <text:p>17.091</text:p>
          </table:table-cell>
          <table:table-cell office:value-type="float" office:value="0.987952" calcext:value-type="float">
            <text:p>0.987952</text:p>
          </table:table-cell>
          <table:table-cell office:value-type="float" office:value="38.7931" calcext:value-type="float">
            <text:p>38.793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27869" calcext:value-type="float">
            <text:p>0.7278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9200" calcext:value-type="float">
            <text:p>1789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47.001" calcext:value-type="float">
            <text:p>747.001</text:p>
          </table:table-cell>
          <table:table-cell office:value-type="float" office:value="732.428" calcext:value-type="float">
            <text:p>732.428</text:p>
          </table:table-cell>
          <table:table-cell office:value-type="float" office:value="818.902" calcext:value-type="float">
            <text:p>818.90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43.253" calcext:value-type="float">
            <text:p>143.253</text:p>
          </table:table-cell>
          <table:table-cell office:value-type="float" office:value="2.74619" calcext:value-type="float">
            <text:p>2.74619</text:p>
          </table:table-cell>
          <table:table-cell office:value-type="float" office:value="313.84" calcext:value-type="float">
            <text:p>313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36246" calcext:value-type="float">
            <text:p>0.93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" calcext:value-type="float">
            <text:p>153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9500" calcext:value-type="float">
            <text:p>1759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1.979" calcext:value-type="float">
            <text:p>101.979</text:p>
          </table:table-cell>
          <table:table-cell office:value-type="float" office:value="101.353" calcext:value-type="float">
            <text:p>101.353</text:p>
          </table:table-cell>
          <table:table-cell office:value-type="float" office:value="103.384" calcext:value-type="float">
            <text:p>103.3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.55782" calcext:value-type="float">
            <text:p>4.55782</text:p>
          </table:table-cell>
          <table:table-cell office:value-type="float" office:value="1.66173" calcext:value-type="float">
            <text:p>1.66173</text:p>
          </table:table-cell>
          <table:table-cell office:value-type="float" office:value="7.90472" calcext:value-type="float">
            <text:p>7.9047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24856" calcext:value-type="float">
            <text:p>0.4248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" calcext:value-type="float">
            <text:p>73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3900" calcext:value-type="float">
            <text:p>17739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15.145" calcext:value-type="float">
            <text:p>215.145</text:p>
          </table:table-cell>
          <table:table-cell office:value-type="float" office:value="211.724" calcext:value-type="float">
            <text:p>211.724</text:p>
          </table:table-cell>
          <table:table-cell office:value-type="float" office:value="223.645" calcext:value-type="float">
            <text:p>223.6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5.359" calcext:value-type="float">
            <text:p>25.359</text:p>
          </table:table-cell>
          <table:table-cell office:value-type="float" office:value="7.35231" calcext:value-type="float">
            <text:p>7.35231</text:p>
          </table:table-cell>
          <table:table-cell office:value-type="float" office:value="45.071" calcext:value-type="float">
            <text:p>45.07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41874" calcext:value-type="float">
            <text:p>0.84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9200" calcext:value-type="float">
            <text:p>1789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50.722" calcext:value-type="float">
            <text:p>750.722</text:p>
          </table:table-cell>
          <table:table-cell office:value-type="float" office:value="743.578" calcext:value-type="float">
            <text:p>743.578</text:p>
          </table:table-cell>
          <table:table-cell office:value-type="float" office:value="769.725" calcext:value-type="float">
            <text:p>769.72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2.2209" calcext:value-type="float">
            <text:p>52.2209</text:p>
          </table:table-cell>
          <table:table-cell office:value-type="float" office:value="1.51612" calcext:value-type="float">
            <text:p>1.51612</text:p>
          </table:table-cell>
          <table:table-cell office:value-type="float" office:value="108.904" calcext:value-type="float">
            <text:p>108.90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45934" calcext:value-type="float">
            <text:p>0.645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9" calcext:value-type="float">
            <text:p>14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1.095" calcext:value-type="float">
            <text:p>101.095</text:p>
          </table:table-cell>
          <table:table-cell office:value-type="float" office:value="100.936" calcext:value-type="float">
            <text:p>100.936</text:p>
          </table:table-cell>
          <table:table-cell office:value-type="float" office:value="101.691" calcext:value-type="float">
            <text:p>101.69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.41465" calcext:value-type="float">
            <text:p>1.41465</text:p>
          </table:table-cell>
          <table:table-cell office:value-type="float" office:value="0.300168" calcext:value-type="float">
            <text:p>0.300168</text:p>
          </table:table-cell>
          <table:table-cell office:value-type="float" office:value="3.30043" calcext:value-type="float">
            <text:p>3.300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06609" calcext:value-type="float">
            <text:p>0.066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" calcext:value-type="float">
            <text:p>6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3300" calcext:value-type="float">
            <text:p>17733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21.339" calcext:value-type="float">
            <text:p>221.339</text:p>
          </table:table-cell>
          <table:table-cell office:value-type="float" office:value="218.938" calcext:value-type="float">
            <text:p>218.938</text:p>
          </table:table-cell>
          <table:table-cell office:value-type="float" office:value="232.065" calcext:value-type="float">
            <text:p>232.06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2.0816" calcext:value-type="float">
            <text:p>22.0816</text:p>
          </table:table-cell>
          <table:table-cell office:value-type="float" office:value="2.97354" calcext:value-type="float">
            <text:p>2.97354</text:p>
          </table:table-cell>
          <table:table-cell office:value-type="float" office:value="52.1533" calcext:value-type="float">
            <text:p>52.15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89953" calcext:value-type="float">
            <text:p>0.7899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837500" calcext:value-type="float">
            <text:p>1837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87.676" calcext:value-type="float">
            <text:p>787.676</text:p>
          </table:table-cell>
          <table:table-cell office:value-type="float" office:value="772.905" calcext:value-type="float">
            <text:p>772.905</text:p>
          </table:table-cell>
          <table:table-cell office:value-type="float" office:value="853.525" calcext:value-type="float">
            <text:p>853.52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5.058" calcext:value-type="float">
            <text:p>135.058</text:p>
          </table:table-cell>
          <table:table-cell office:value-type="float" office:value="15.8051" calcext:value-type="float">
            <text:p>15.8051</text:p>
          </table:table-cell>
          <table:table-cell office:value-type="float" office:value="317.425" calcext:value-type="float">
            <text:p>317.42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25403" calcext:value-type="float">
            <text:p>0.925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1" calcext:value-type="float">
            <text:p>15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1600" calcext:value-type="float">
            <text:p>1751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1.777" calcext:value-type="float">
            <text:p>101.777</text:p>
          </table:table-cell>
          <table:table-cell office:value-type="float" office:value="101.249" calcext:value-type="float">
            <text:p>101.249</text:p>
          </table:table-cell>
          <table:table-cell office:value-type="float" office:value="102.958" calcext:value-type="float">
            <text:p>102.9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81932" calcext:value-type="float">
            <text:p>3.81932</text:p>
          </table:table-cell>
          <table:table-cell office:value-type="float" office:value="1.88482" calcext:value-type="float">
            <text:p>1.88482</text:p>
          </table:table-cell>
          <table:table-cell office:value-type="float" office:value="7.40051" calcext:value-type="float">
            <text:p>7.4005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4562" calcext:value-type="float">
            <text:p>0.34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" calcext:value-type="float">
            <text:p>7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1000" calcext:value-type="float">
            <text:p>1771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22.472" calcext:value-type="float">
            <text:p>222.472</text:p>
          </table:table-cell>
          <table:table-cell office:value-type="float" office:value="220.511" calcext:value-type="float">
            <text:p>220.511</text:p>
          </table:table-cell>
          <table:table-cell office:value-type="float" office:value="229.068" calcext:value-type="float">
            <text:p>229.06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6.044" calcext:value-type="float">
            <text:p>16.044</text:p>
          </table:table-cell>
          <table:table-cell office:value-type="float" office:value="2.98688" calcext:value-type="float">
            <text:p>2.98688</text:p>
          </table:table-cell>
          <table:table-cell office:value-type="float" office:value="35.7411" calcext:value-type="float">
            <text:p>35.741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66108" calcext:value-type="float">
            <text:p>0.666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8000" calcext:value-type="float">
            <text:p>1778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75.87" calcext:value-type="float">
            <text:p>775.87</text:p>
          </table:table-cell>
          <table:table-cell office:value-type="float" office:value="771.221" calcext:value-type="float">
            <text:p>771.221</text:p>
          </table:table-cell>
          <table:table-cell office:value-type="float" office:value="787.031" calcext:value-type="float">
            <text:p>787.03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4.2679" calcext:value-type="float">
            <text:p>34.2679</text:p>
          </table:table-cell>
          <table:table-cell office:value-type="float" office:value="11.255" calcext:value-type="float">
            <text:p>11.255</text:p>
          </table:table-cell>
          <table:table-cell office:value-type="float" office:value="60.9682" calcext:value-type="float">
            <text:p>60.968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1519" calcext:value-type="float">
            <text:p>0.41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5" calcext:value-type="float">
            <text:p>145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4500" calcext:value-type="float">
            <text:p>1754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5.958" calcext:value-type="float">
            <text:p>105.958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7.789" calcext:value-type="float">
            <text:p>107.78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.33874" calcext:value-type="float">
            <text:p>5.33874</text:p>
          </table:table-cell>
          <table:table-cell office:value-type="float" office:value="0.840635" calcext:value-type="float">
            <text:p>0.840635</text:p>
          </table:table-cell>
          <table:table-cell office:value-type="float" office:value="9.8129" calcext:value-type="float">
            <text:p>9.812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84613" calcext:value-type="float">
            <text:p>0.484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5400" calcext:value-type="float">
            <text:p>1775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35.83" calcext:value-type="float">
            <text:p>235.83</text:p>
          </table:table-cell>
          <table:table-cell office:value-type="float" office:value="233.646" calcext:value-type="float">
            <text:p>233.646</text:p>
          </table:table-cell>
          <table:table-cell office:value-type="float" office:value="242.543" calcext:value-type="float">
            <text:p>242.5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7.5747" calcext:value-type="float">
            <text:p>17.5747</text:p>
          </table:table-cell>
          <table:table-cell office:value-type="float" office:value="6.53913" calcext:value-type="float">
            <text:p>6.53913</text:p>
          </table:table-cell>
          <table:table-cell office:value-type="float" office:value="37.9875" calcext:value-type="float">
            <text:p>37.98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76605" calcext:value-type="float">
            <text:p>0.676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2000" calcext:value-type="float">
            <text:p>1782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93.821" calcext:value-type="float">
            <text:p>793.821</text:p>
          </table:table-cell>
          <table:table-cell office:value-type="float" office:value="785.58" calcext:value-type="float">
            <text:p>785.58</text:p>
          </table:table-cell>
          <table:table-cell office:value-type="float" office:value="821.626" calcext:value-type="float">
            <text:p>821.62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6.5483" calcext:value-type="float">
            <text:p>66.5483</text:p>
          </table:table-cell>
          <table:table-cell office:value-type="float" office:value="8.54158" calcext:value-type="float">
            <text:p>8.54158</text:p>
          </table:table-cell>
          <table:table-cell office:value-type="float" office:value="148.415" calcext:value-type="float">
            <text:p>148.4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27825" calcext:value-type="float">
            <text:p>0.72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" calcext:value-type="float">
            <text:p>146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2000" calcext:value-type="float">
            <text:p>1752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8.648" calcext:value-type="float">
            <text:p>108.648</text:p>
          </table:table-cell>
          <table:table-cell office:value-type="float" office:value="107.973" calcext:value-type="float">
            <text:p>107.973</text:p>
          </table:table-cell>
          <table:table-cell office:value-type="float" office:value="110.36" calcext:value-type="float">
            <text:p>110.3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.84077" calcext:value-type="float">
            <text:p>4.84077</text:p>
          </table:table-cell>
          <table:table-cell office:value-type="float" office:value="0.2674" calcext:value-type="float">
            <text:p>0.2674</text:p>
          </table:table-cell>
          <table:table-cell office:value-type="float" office:value="9.02603" calcext:value-type="float">
            <text:p>9.0260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24761" calcext:value-type="float">
            <text:p>0.424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" calcext:value-type="float">
            <text:p>65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8000" calcext:value-type="float">
            <text:p>1768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35.792" calcext:value-type="float">
            <text:p>235.792</text:p>
          </table:table-cell>
          <table:table-cell office:value-type="float" office:value="234.063" calcext:value-type="float">
            <text:p>234.063</text:p>
          </table:table-cell>
          <table:table-cell office:value-type="float" office:value="240.84" calcext:value-type="float">
            <text:p>240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.4684" calcext:value-type="float">
            <text:p>13.4684</text:p>
          </table:table-cell>
          <table:table-cell office:value-type="float" office:value="3.55234" calcext:value-type="float">
            <text:p>3.55234</text:p>
          </table:table-cell>
          <table:table-cell office:value-type="float" office:value="28.4907" calcext:value-type="float">
            <text:p>28.490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44982" calcext:value-type="float">
            <text:p>0.544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" calcext:value-type="float">
            <text:p>1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4600" calcext:value-type="float">
            <text:p>1774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27.996" calcext:value-type="float">
            <text:p>827.996</text:p>
          </table:table-cell>
          <table:table-cell office:value-type="float" office:value="822.257" calcext:value-type="float">
            <text:p>822.257</text:p>
          </table:table-cell>
          <table:table-cell office:value-type="float" office:value="853.958" calcext:value-type="float">
            <text:p>853.9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2.8895" calcext:value-type="float">
            <text:p>52.8895</text:p>
          </table:table-cell>
          <table:table-cell office:value-type="float" office:value="2.40642" calcext:value-type="float">
            <text:p>2.40642</text:p>
          </table:table-cell>
          <table:table-cell office:value-type="float" office:value="125.308" calcext:value-type="float">
            <text:p>125.3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0528" calcext:value-type="float">
            <text:p>0.6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4" calcext:value-type="float">
            <text:p>14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6800" calcext:value-type="float">
            <text:p>1756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5.997" calcext:value-type="float">
            <text:p>105.997</text:p>
          </table:table-cell>
          <table:table-cell office:value-type="float" office:value="105.17" calcext:value-type="float">
            <text:p>105.17</text:p>
          </table:table-cell>
          <table:table-cell office:value-type="float" office:value="107.796" calcext:value-type="float">
            <text:p>107.79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.90415" calcext:value-type="float">
            <text:p>5.90415</text:p>
          </table:table-cell>
          <table:table-cell office:value-type="float" office:value="2.87045" calcext:value-type="float">
            <text:p>2.87045</text:p>
          </table:table-cell>
          <table:table-cell office:value-type="float" office:value="9.98472" calcext:value-type="float">
            <text:p>9.9847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34766" calcext:value-type="float">
            <text:p>0.534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" calcext:value-type="float">
            <text:p>6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6000" calcext:value-type="float">
            <text:p>1776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40.309" calcext:value-type="float">
            <text:p>240.309</text:p>
          </table:table-cell>
          <table:table-cell office:value-type="float" office:value="237.589" calcext:value-type="float">
            <text:p>237.589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6.1813" calcext:value-type="float">
            <text:p>26.1813</text:p>
          </table:table-cell>
          <table:table-cell office:value-type="float" office:value="1.45653" calcext:value-type="float">
            <text:p>1.45653</text:p>
          </table:table-cell>
          <table:table-cell office:value-type="float" office:value="62.401" calcext:value-type="float">
            <text:p>62.40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20932" calcext:value-type="float">
            <text:p>0.8209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840000" calcext:value-type="float">
            <text:p>1840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29.469" calcext:value-type="float">
            <text:p>829.469</text:p>
          </table:table-cell>
          <table:table-cell office:value-type="float" office:value="812.747" calcext:value-type="float">
            <text:p>812.747</text:p>
          </table:table-cell>
          <table:table-cell office:value-type="float" office:value="894.839" calcext:value-type="float">
            <text:p>894.83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46.396" calcext:value-type="float">
            <text:p>146.396</text:p>
          </table:table-cell>
          <table:table-cell office:value-type="float" office:value="27.4437" calcext:value-type="float">
            <text:p>27.4437</text:p>
          </table:table-cell>
          <table:table-cell office:value-type="float" office:value="340.086" calcext:value-type="float">
            <text:p>340.08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25662" calcext:value-type="float">
            <text:p>0.925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0" calcext:value-type="float">
            <text:p>140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7.782" calcext:value-type="float">
            <text:p>107.782</text:p>
          </table:table-cell>
          <table:table-cell office:value-type="float" office:value="107.202" calcext:value-type="float">
            <text:p>107.202</text:p>
          </table:table-cell>
          <table:table-cell office:value-type="float" office:value="109.229" calcext:value-type="float">
            <text:p>109.22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.26998" calcext:value-type="float">
            <text:p>4.26998</text:p>
          </table:table-cell>
          <table:table-cell office:value-type="float" office:value="0.885096" calcext:value-type="float">
            <text:p>0.885096</text:p>
          </table:table-cell>
          <table:table-cell office:value-type="float" office:value="8.15209" calcext:value-type="float">
            <text:p>8.1520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65624" calcext:value-type="float">
            <text:p>0.36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" calcext:value-type="float">
            <text:p>63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76600" calcext:value-type="float">
            <text:p>1776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316.967" calcext:value-type="float">
            <text:p>316.967</text:p>
          </table:table-cell>
          <table:table-cell office:value-type="float" office:value="296.429" calcext:value-type="float">
            <text:p>296.429</text:p>
          </table:table-cell>
          <table:table-cell office:value-type="float" office:value="340.662" calcext:value-type="float">
            <text:p>340.66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12.388" calcext:value-type="float">
            <text:p>112.388</text:p>
          </table:table-cell>
          <table:table-cell office:value-type="float" office:value="99.4196" calcext:value-type="float">
            <text:p>99.4196</text:p>
          </table:table-cell>
          <table:table-cell office:value-type="float" office:value="123.764" calcext:value-type="float">
            <text:p>123.76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88782" calcext:value-type="float">
            <text:p>0.988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" calcext:value-type="float">
            <text:p>1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4100" calcext:value-type="float">
            <text:p>17841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11.613" calcext:value-type="float">
            <text:p>911.613</text:p>
          </table:table-cell>
          <table:table-cell office:value-type="float" office:value="895.138" calcext:value-type="float">
            <text:p>895.138</text:p>
          </table:table-cell>
          <table:table-cell office:value-type="float" office:value="988.351" calcext:value-type="float">
            <text:p>988.35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3.3653" calcext:value-type="float">
            <text:p>13.3653</text:p>
          </table:table-cell>
          <table:table-cell office:value-type="float" office:value="363.327" calcext:value-type="float">
            <text:p>363.32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1533" calcext:value-type="float">
            <text:p>0.915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" calcext:value-type="float">
            <text:p>142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46600" calcext:value-type="float">
            <text:p>1746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8.732" calcext:value-type="float">
            <text:p>108.732</text:p>
          </table:table-cell>
          <table:table-cell office:value-type="float" office:value="108.089" calcext:value-type="float">
            <text:p>108.089</text:p>
          </table:table-cell>
          <table:table-cell office:value-type="float" office:value="110.37" calcext:value-type="float">
            <text:p>110.3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.64921" calcext:value-type="float">
            <text:p>4.64921</text:p>
          </table:table-cell>
          <table:table-cell office:value-type="float" office:value="0.527238" calcext:value-type="float">
            <text:p>0.527238</text:p>
          </table:table-cell>
          <table:table-cell office:value-type="float" office:value="8.66925" calcext:value-type="float">
            <text:p>8.6692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04924" calcext:value-type="float">
            <text:p>0.4049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" calcext:value-type="float">
            <text:p>61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9000" calcext:value-type="float">
            <text:p>1769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50.235" calcext:value-type="float">
            <text:p>250.235</text:p>
          </table:table-cell>
          <table:table-cell office:value-type="float" office:value="247.55" calcext:value-type="float">
            <text:p>247.55</text:p>
          </table:table-cell>
          <table:table-cell office:value-type="float" office:value="259.814" calcext:value-type="float">
            <text:p>259.81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.92591" calcext:value-type="float">
            <text:p>1.92591</text:p>
          </table:table-cell>
          <table:table-cell office:value-type="float" office:value="49.7934" calcext:value-type="float">
            <text:p>49.793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48262" calcext:value-type="float">
            <text:p>0.748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" calcext:value-type="float">
            <text:p>19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9800" calcext:value-type="float">
            <text:p>1789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43.674" calcext:value-type="float">
            <text:p>843.674</text:p>
          </table:table-cell>
          <table:table-cell office:value-type="float" office:value="827.619" calcext:value-type="float">
            <text:p>827.619</text:p>
          </table:table-cell>
          <table:table-cell office:value-type="float" office:value="922.223" calcext:value-type="float">
            <text:p>922.2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56.983" calcext:value-type="float">
            <text:p>156.983</text:p>
          </table:table-cell>
          <table:table-cell office:value-type="float" office:value="4.43776" calcext:value-type="float">
            <text:p>4.43776</text:p>
          </table:table-cell>
          <table:table-cell office:value-type="float" office:value="374.459" calcext:value-type="float">
            <text:p>374.45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36012" calcext:value-type="float">
            <text:p>0.93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" calcext:value-type="float">
            <text:p>125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2500" calcext:value-type="float">
            <text:p>1762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0.787" calcext:value-type="float">
            <text:p>120.787</text:p>
          </table:table-cell>
          <table:table-cell office:value-type="float" office:value="119.897" calcext:value-type="float">
            <text:p>119.897</text:p>
          </table:table-cell>
          <table:table-cell office:value-type="float" office:value="123.018" calcext:value-type="float">
            <text:p>123.01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.39173" calcext:value-type="float">
            <text:p>6.39173</text:p>
          </table:table-cell>
          <table:table-cell office:value-type="float" office:value="0.560486" calcext:value-type="float">
            <text:p>0.560486</text:p>
          </table:table-cell>
          <table:table-cell office:value-type="float" office:value="12.2245" calcext:value-type="float">
            <text:p>12.22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14326" calcext:value-type="float">
            <text:p>0.514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" calcext:value-type="float">
            <text:p>5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2000" calcext:value-type="float">
            <text:p>1782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80.3" calcext:value-type="float">
            <text:p>280.3</text:p>
          </table:table-cell>
          <table:table-cell office:value-type="float" office:value="277.068" calcext:value-type="float">
            <text:p>277.068</text:p>
          </table:table-cell>
          <table:table-cell office:value-type="float" office:value="291.658" calcext:value-type="float">
            <text:p>291.6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7.1538" calcext:value-type="float">
            <text:p>27.1538</text:p>
          </table:table-cell>
          <table:table-cell office:value-type="float" office:value="5.96445" calcext:value-type="float">
            <text:p>5.96445</text:p>
          </table:table-cell>
          <table:table-cell office:value-type="float" office:value="61.1636" calcext:value-type="float">
            <text:p>61.163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79609" calcext:value-type="float">
            <text:p>0.779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67600" calcext:value-type="float">
            <text:p>1767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84.737" calcext:value-type="float">
            <text:p>884.737</text:p>
          </table:table-cell>
          <table:table-cell office:value-type="float" office:value="861.837" calcext:value-type="float">
            <text:p>861.837</text:p>
          </table:table-cell>
          <table:table-cell office:value-type="float" office:value="995.098" calcext:value-type="float">
            <text:p>995.09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19.875" calcext:value-type="float">
            <text:p>219.875</text:p>
          </table:table-cell>
          <table:table-cell office:value-type="float" office:value="11.4765" calcext:value-type="float">
            <text:p>11.4765</text:p>
          </table:table-cell>
          <table:table-cell office:value-type="float" office:value="524.091" calcext:value-type="float">
            <text:p>524.09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6762" calcext:value-type="float">
            <text:p>0.9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" calcext:value-type="float">
            <text:p>11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55600" calcext:value-type="float">
            <text:p>1755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4.641" calcext:value-type="float">
            <text:p>114.641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6.406" calcext:value-type="float">
            <text:p>116.40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.93798" calcext:value-type="float">
            <text:p>6.93798</text:p>
          </table:table-cell>
          <table:table-cell office:value-type="float" office:value="4.67877" calcext:value-type="float">
            <text:p>4.67877</text:p>
          </table:table-cell>
          <table:table-cell office:value-type="float" office:value="10.5443" calcext:value-type="float">
            <text:p>10.54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7515" calcext:value-type="float">
            <text:p>0.57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printf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" calcext:value-type="float">
            <text:p>54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82000" calcext:value-type="float">
            <text:p>1782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96.437" calcext:value-type="float">
            <text:p>296.437</text:p>
          </table:table-cell>
          <table:table-cell office:value-type="float" office:value="290.618" calcext:value-type="float">
            <text:p>290.618</text:p>
          </table:table-cell>
          <table:table-cell office:value-type="float" office:value="314.608" calcext:value-type="float">
            <text:p>314.6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6.5545" calcext:value-type="float">
            <text:p>46.5545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100.881" calcext:value-type="float">
            <text:p>100.88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04754" calcext:value-type="float">
            <text:p>0.904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7.5491" calcext:value-type="float">
            <text:p>17.5491</text:p>
          </table:table-cell>
          <table:table-cell office:value-type="float" office:value="1798200" calcext:value-type="float">
            <text:p>1798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17.706" calcext:value-type="float">
            <text:p>917.706</text:p>
          </table:table-cell>
          <table:table-cell office:value-type="float" office:value="910.461" calcext:value-type="float">
            <text:p>910.461</text:p>
          </table:table-cell>
          <table:table-cell office:value-type="float" office:value="934.687" calcext:value-type="float">
            <text:p>934.68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2.9536" calcext:value-type="float">
            <text:p>52.9536</text:p>
          </table:table-cell>
          <table:table-cell office:value-type="float" office:value="25.389" calcext:value-type="float">
            <text:p>25.389</text:p>
          </table:table-cell>
          <table:table-cell office:value-type="float" office:value="96.7716" calcext:value-type="float">
            <text:p>96.771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54753" calcext:value-type="float">
            <text:p>0.554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</table:table>
      <table:table table:name="Formatter method" table:style-name="ta1">
        <table:shapes>
          <draw:frame draw:z-index="0" draw:style-name="gr1" draw:text-style-name="P1" svg:width="21.297cm" svg:height="13.892cm" svg:x="12.492cm" svg:y="0.505cm">
            <draw:object draw:notify-on-update-of-ranges="'Formatter method'.A1:'Formatter method'.A1 'Formatter method'.A2:'Formatter method'.A17 'Formatter method'.B1:'Formatter method'.B1 'Formatter method'.B2:'Formatter method'.B17 'Formatter method'.C1:'Formatter method'.C1 'Formatter method'.C2:'Formatter method'.C17 'Formatter method'.D1:'Formatter method'.D1 'Formatter method'.D2:'Formatter method'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23" table:default-cell-style-name="ce4"/>
        <table:table-column table:style-name="co22" table:number-columns-repeated="2" table:default-cell-style-name="ce4"/>
        <table:table-row table:style-name="ro1">
          <table:table-cell table:style-name="ce2" office:value-type="string" calcext:value-type="string">
            <text:p>Decimals</text:p>
          </table:table-cell>
          <table:table-cell table:style-name="ce2" office:value-type="string" calcext:value-type="string">
            <text:p>Glib::ustring::format</text:p>
          </table:table-cell>
          <table:table-cell table:style-name="ce2" office:value-type="string" calcext:value-type="string">
            <text:p>snprintf</text:p>
          </table:table-cell>
          <table:table-cell table:style-name="ce2" office:value-type="string" calcext:value-type="string">
            <text:p>fm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3.695" calcext:value-type="float">
            <text:p>553.695</text:p>
          </table:table-cell>
          <table:table-cell office:value-type="float" office:value="162.313" calcext:value-type="float">
            <text:p>162.313</text:p>
          </table:table-cell>
          <table:table-cell office:value-type="float" office:value="74.3954" calcext:value-type="float">
            <text:p>74.3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.355" calcext:value-type="float">
            <text:p>586.355</text:p>
          </table:table-cell>
          <table:table-cell office:value-type="float" office:value="179.75" calcext:value-type="float">
            <text:p>179.75</text:p>
          </table:table-cell>
          <table:table-cell office:value-type="float" office:value="88.349" calcext:value-type="float">
            <text:p>88.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7.546" calcext:value-type="float">
            <text:p>707.546</text:p>
          </table:table-cell>
          <table:table-cell office:value-type="float" office:value="186.322" calcext:value-type="float">
            <text:p>186.322</text:p>
          </table:table-cell>
          <table:table-cell office:value-type="float" office:value="94.4289" calcext:value-type="float">
            <text:p>94.4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5.988" calcext:value-type="float">
            <text:p>735.988</text:p>
          </table:table-cell>
          <table:table-cell office:value-type="float" office:value="195.07" calcext:value-type="float">
            <text:p>195.07</text:p>
          </table:table-cell>
          <table:table-cell office:value-type="float" office:value="96.2506" calcext:value-type="float">
            <text:p>96.2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3.865" calcext:value-type="float">
            <text:p>733.865</text:p>
          </table:table-cell>
          <table:table-cell office:value-type="float" office:value="199.914" calcext:value-type="float">
            <text:p>199.914</text:p>
          </table:table-cell>
          <table:table-cell office:value-type="float" office:value="97.0086" calcext:value-type="float">
            <text:p>97.0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.001" calcext:value-type="float">
            <text:p>747.001</text:p>
          </table:table-cell>
          <table:table-cell office:value-type="float" office:value="203.504" calcext:value-type="float">
            <text:p>203.504</text:p>
          </table:table-cell>
          <table:table-cell office:value-type="float" office:value="98.8265" calcext:value-type="float">
            <text:p>98.8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.722" calcext:value-type="float">
            <text:p>750.722</text:p>
          </table:table-cell>
          <table:table-cell office:value-type="float" office:value="215.145" calcext:value-type="float">
            <text:p>215.145</text:p>
          </table:table-cell>
          <table:table-cell office:value-type="float" office:value="101.979" calcext:value-type="float">
            <text:p>101.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.676" calcext:value-type="float">
            <text:p>787.676</text:p>
          </table:table-cell>
          <table:table-cell office:value-type="float" office:value="221.339" calcext:value-type="float">
            <text:p>221.339</text:p>
          </table:table-cell>
          <table:table-cell office:value-type="float" office:value="101.095" calcext:value-type="float">
            <text:p>101.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5.87" calcext:value-type="float">
            <text:p>775.87</text:p>
          </table:table-cell>
          <table:table-cell office:value-type="float" office:value="222.472" calcext:value-type="float">
            <text:p>222.472</text:p>
          </table:table-cell>
          <table:table-cell office:value-type="float" office:value="101.777" calcext:value-type="float">
            <text:p>101.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3.821" calcext:value-type="float">
            <text:p>793.821</text:p>
          </table:table-cell>
          <table:table-cell office:value-type="float" office:value="235.83" calcext:value-type="float">
            <text:p>235.83</text:p>
          </table:table-cell>
          <table:table-cell office:value-type="float" office:value="105.958" calcext:value-type="float">
            <text:p>105.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7.996" calcext:value-type="float">
            <text:p>827.996</text:p>
          </table:table-cell>
          <table:table-cell office:value-type="float" office:value="235.792" calcext:value-type="float">
            <text:p>235.792</text:p>
          </table:table-cell>
          <table:table-cell office:value-type="float" office:value="108.648" calcext:value-type="float">
            <text:p>108.6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9.469" calcext:value-type="float">
            <text:p>829.469</text:p>
          </table:table-cell>
          <table:table-cell office:value-type="float" office:value="240.309" calcext:value-type="float">
            <text:p>240.309</text:p>
          </table:table-cell>
          <table:table-cell office:value-type="float" office:value="105.997" calcext:value-type="float">
            <text:p>105.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1.613" calcext:value-type="float">
            <text:p>911.613</text:p>
          </table:table-cell>
          <table:table-cell office:value-type="float" office:value="316.967" calcext:value-type="float">
            <text:p>316.967</text:p>
          </table:table-cell>
          <table:table-cell office:value-type="float" office:value="107.782" calcext:value-type="float">
            <text:p>107.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3.674" calcext:value-type="float">
            <text:p>843.674</text:p>
          </table:table-cell>
          <table:table-cell office:value-type="float" office:value="250.235" calcext:value-type="float">
            <text:p>250.235</text:p>
          </table:table-cell>
          <table:table-cell office:value-type="float" office:value="108.732" calcext:value-type="float">
            <text:p>108.7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4.737" calcext:value-type="float">
            <text:p>884.737</text:p>
          </table:table-cell>
          <table:table-cell office:value-type="float" office:value="280.3" calcext:value-type="float">
            <text:p>280.3</text:p>
          </table:table-cell>
          <table:table-cell office:value-type="float" office:value="120.787" calcext:value-type="float">
            <text:p>120.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7.706" calcext:value-type="float">
            <text:p>917.706</text:p>
          </table:table-cell>
          <table:table-cell office:value-type="float" office:value="296.437" calcext:value-type="float">
            <text:p>296.437</text:p>
          </table:table-cell>
          <table:table-cell office:value-type="float" office:value="114.641" calcext:value-type="float">
            <text:p>114.641</text:p>
          </table:table-cell>
        </table:table-row>
      </table:table>
      <table:table table:name="raw - arithmetic method" table:style-name="ta1">
        <table:table-column table:style-name="co24" table:default-cell-style-name="Default"/>
        <table:table-column table:style-name="co22" table:number-columns-repeated="10" table:default-cell-style-name="Default"/>
        <table:table-column table:style-name="co22" table:default-cell-style-name="ce1"/>
        <table:table-column table:style-name="co22" table:number-columns-repeated="4" table:default-cell-style-name="Default"/>
        <table:table-column table:style-name="co22" table:default-cell-style-name="ce1"/>
        <table:table-column table:style-name="co22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-name</text:p>
          </table:table-cell>
          <table:table-cell office:value-type="string" calcext:value-type="string">
            <text:p>-samples</text:p>
          </table:table-cell>
          <table:table-cell office:value-type="string" calcext:value-type="string">
            <text:p>-resamples</text:p>
          </table:table-cell>
          <table:table-cell office:value-type="string" calcext:value-type="string">
            <text:p>-iterations</text:p>
          </table:table-cell>
          <table:table-cell office:value-type="string" calcext:value-type="string">
            <text:p>-clockResolution</text:p>
          </table:table-cell>
          <table:table-cell office:value-type="string" calcext:value-type="string">
            <text:p>-estimatedDuratio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mean/-value</text:p>
          </table:table-cell>
          <table:table-cell office:value-type="string" calcext:value-type="string">
            <text:p>mean/-lowerBound</text:p>
          </table:table-cell>
          <table:table-cell office:value-type="string" calcext:value-type="string">
            <text:p>mean/-upperBound</text:p>
          </table:table-cell>
          <table:table-cell office:value-type="string" calcext:value-type="string">
            <text:p>mean/-ci</text:p>
          </table:table-cell>
          <table:table-cell table:style-name="Default" office:value-type="string" calcext:value-type="string">
            <text:p>mean/-self-closing</text:p>
          </table:table-cell>
          <table:table-cell office:value-type="string" calcext:value-type="string">
            <text:p>standardDeviation/-value</text:p>
          </table:table-cell>
          <table:table-cell office:value-type="string" calcext:value-type="string">
            <text:p>standardDeviation/-lowerBound</text:p>
          </table:table-cell>
          <table:table-cell office:value-type="string" calcext:value-type="string">
            <text:p>standardDeviation/-upperBound</text:p>
          </table:table-cell>
          <table:table-cell office:value-type="string" calcext:value-type="string">
            <text:p>standardDeviation/-ci</text:p>
          </table:table-cell>
          <table:table-cell table:style-name="Default" office:value-type="string" calcext:value-type="string">
            <text:p>standardDeviation/-self-closing</text:p>
          </table:table-cell>
          <table:table-cell office:value-type="string" calcext:value-type="string">
            <text:p>outliers/-variance</text:p>
          </table:table-cell>
          <table:table-cell office:value-type="string" calcext:value-type="string">
            <text:p>outliers/-lowMild</text:p>
          </table:table-cell>
          <table:table-cell office:value-type="string" calcext:value-type="string">
            <text:p>outliers/-lowSevere</text:p>
          </table:table-cell>
          <table:table-cell office:value-type="string" calcext:value-type="string">
            <text:p>outliers/-highMild</text:p>
          </table:table-cell>
          <table:table-cell office:value-type="string" calcext:value-type="string">
            <text:p>outliers/-highSevere</text:p>
          </table:table-cell>
          <table:table-cell table:style-name="Default" office:value-type="string" calcext:value-type="string">
            <text:p>outliers/-self-closing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96" calcext:value-type="float">
            <text:p>296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7600" calcext:value-type="float">
            <text:p>1657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50.3814" calcext:value-type="float">
            <text:p>50.3814</text:p>
          </table:table-cell>
          <table:table-cell office:value-type="float" office:value="50.0133" calcext:value-type="float">
            <text:p>50.0133</text:p>
          </table:table-cell>
          <table:table-cell office:value-type="float" office:value="50.9723" calcext:value-type="float">
            <text:p>50.97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35046" calcext:value-type="float">
            <text:p>2.35046</text:p>
          </table:table-cell>
          <table:table-cell office:value-type="float" office:value="1.59212" calcext:value-type="float">
            <text:p>1.59212</text:p>
          </table:table-cell>
          <table:table-cell office:value-type="float" office:value="3.56538" calcext:value-type="float">
            <text:p>3.5653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4481" calcext:value-type="float">
            <text:p>0.44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6" calcext:value-type="float">
            <text:p>166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0000" calcext:value-type="float">
            <text:p>1660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9.9855" calcext:value-type="float">
            <text:p>89.9855</text:p>
          </table:table-cell>
          <table:table-cell office:value-type="float" office:value="89.0555" calcext:value-type="float">
            <text:p>89.0555</text:p>
          </table:table-cell>
          <table:table-cell office:value-type="float" office:value="92.9123" calcext:value-type="float">
            <text:p>92.91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55407" calcext:value-type="float">
            <text:p>7.55407</text:p>
          </table:table-cell>
          <table:table-cell office:value-type="float" office:value="2.42078" calcext:value-type="float">
            <text:p>2.42078</text:p>
          </table:table-cell>
          <table:table-cell office:value-type="float" office:value="16.6884" calcext:value-type="float">
            <text:p>16.68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27859" calcext:value-type="float">
            <text:p>0.7278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86600" calcext:value-type="float">
            <text:p>1686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88.722" calcext:value-type="float">
            <text:p>888.722</text:p>
          </table:table-cell>
          <table:table-cell office:value-type="float" office:value="874.144" calcext:value-type="float">
            <text:p>874.144</text:p>
          </table:table-cell>
          <table:table-cell office:value-type="float" office:value="940.573" calcext:value-type="float">
            <text:p>940.57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22.598" calcext:value-type="float">
            <text:p>122.598</text:p>
          </table:table-cell>
          <table:table-cell office:value-type="float" office:value="26.8922" calcext:value-type="float">
            <text:p>26.8922</text:p>
          </table:table-cell>
          <table:table-cell office:value-type="float" office:value="277.134" calcext:value-type="float">
            <text:p>277.13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83496" calcext:value-type="float">
            <text:p>0.883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" calcext:value-type="float">
            <text:p>216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3200" calcext:value-type="float">
            <text:p>1663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68.3502" calcext:value-type="float">
            <text:p>68.3502</text:p>
          </table:table-cell>
          <table:table-cell office:value-type="float" office:value="67.987" calcext:value-type="float">
            <text:p>67.987</text:p>
          </table:table-cell>
          <table:table-cell office:value-type="float" office:value="69.0071" calcext:value-type="float">
            <text:p>69.007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42638" calcext:value-type="float">
            <text:p>2.42638</text:p>
          </table:table-cell>
          <table:table-cell office:value-type="float" office:value="1.62038" calcext:value-type="float">
            <text:p>1.62038</text:p>
          </table:table-cell>
          <table:table-cell office:value-type="float" office:value="3.95223" calcext:value-type="float">
            <text:p>3.952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16498" calcext:value-type="float">
            <text:p>0.316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7" calcext:value-type="float">
            <text:p>13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1400" calcext:value-type="float">
            <text:p>1671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4.581" calcext:value-type="float">
            <text:p>114.581</text:p>
          </table:table-cell>
          <table:table-cell office:value-type="float" office:value="113.823" calcext:value-type="float">
            <text:p>113.823</text:p>
          </table:table-cell>
          <table:table-cell office:value-type="float" office:value="116.426" calcext:value-type="float">
            <text:p>116.42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.63962" calcext:value-type="float">
            <text:p>5.63962</text:p>
          </table:table-cell>
          <table:table-cell office:value-type="float" office:value="2.82713" calcext:value-type="float">
            <text:p>2.82713</text:p>
          </table:table-cell>
          <table:table-cell office:value-type="float" office:value="11.521" calcext:value-type="float">
            <text:p>11.52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74514" calcext:value-type="float">
            <text:p>0.4745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37000" calcext:value-type="float">
            <text:p>1737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79.82" calcext:value-type="float">
            <text:p>879.82</text:p>
          </table:table-cell>
          <table:table-cell office:value-type="float" office:value="872.184" calcext:value-type="float">
            <text:p>872.184</text:p>
          </table:table-cell>
          <table:table-cell office:value-type="float" office:value="896.495" calcext:value-type="float">
            <text:p>896.49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5.1417" calcext:value-type="float">
            <text:p>55.1417</text:p>
          </table:table-cell>
          <table:table-cell office:value-type="float" office:value="28.6143" calcext:value-type="float">
            <text:p>28.6143</text:p>
          </table:table-cell>
          <table:table-cell office:value-type="float" office:value="94.2233" calcext:value-type="float">
            <text:p>94.22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95198" calcext:value-type="float">
            <text:p>0.595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" calcext:value-type="float">
            <text:p>216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3200" calcext:value-type="float">
            <text:p>1663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1362" calcext:value-type="float">
            <text:p>73.1362</text:p>
          </table:table-cell>
          <table:table-cell office:value-type="float" office:value="72.8569" calcext:value-type="float">
            <text:p>72.8569</text:p>
          </table:table-cell>
          <table:table-cell office:value-type="float" office:value="73.8242" calcext:value-type="float">
            <text:p>73.824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09599" calcext:value-type="float">
            <text:p>2.09599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4.2255" calcext:value-type="float">
            <text:p>4.22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29042" calcext:value-type="float">
            <text:p>0.229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" calcext:value-type="float">
            <text:p>135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0500" calcext:value-type="float">
            <text:p>1660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3.581" calcext:value-type="float">
            <text:p>113.581</text:p>
          </table:table-cell>
          <table:table-cell office:value-type="float" office:value="112.562" calcext:value-type="float">
            <text:p>112.562</text:p>
          </table:table-cell>
          <table:table-cell office:value-type="float" office:value="116.849" calcext:value-type="float">
            <text:p>116.84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8.28985" calcext:value-type="float">
            <text:p>8.28985</text:p>
          </table:table-cell>
          <table:table-cell office:value-type="float" office:value="2.30417" calcext:value-type="float">
            <text:p>2.30417</text:p>
          </table:table-cell>
          <table:table-cell office:value-type="float" office:value="18.2109" calcext:value-type="float">
            <text:p>18.210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66437" calcext:value-type="float">
            <text:p>0.666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58600" calcext:value-type="float">
            <text:p>1758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00.22" calcext:value-type="float">
            <text:p>900.22</text:p>
          </table:table-cell>
          <table:table-cell office:value-type="float" office:value="890.596" calcext:value-type="float">
            <text:p>890.596</text:p>
          </table:table-cell>
          <table:table-cell office:value-type="float" office:value="929.386" calcext:value-type="float">
            <text:p>929.38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7.2632" calcext:value-type="float">
            <text:p>77.2632</text:p>
          </table:table-cell>
          <table:table-cell office:value-type="float" office:value="20.1938" calcext:value-type="float">
            <text:p>20.1938</text:p>
          </table:table-cell>
          <table:table-cell office:value-type="float" office:value="165.925" calcext:value-type="float">
            <text:p>165.92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38069" calcext:value-type="float">
            <text:p>0.7380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3" calcext:value-type="float">
            <text:p>21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1400" calcext:value-type="float">
            <text:p>1661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3424" calcext:value-type="float">
            <text:p>73.3424</text:p>
          </table:table-cell>
          <table:table-cell office:value-type="float" office:value="72.8676" calcext:value-type="float">
            <text:p>72.8676</text:p>
          </table:table-cell>
          <table:table-cell office:value-type="float" office:value="74.1236" calcext:value-type="float">
            <text:p>74.123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04295" calcext:value-type="float">
            <text:p>3.04295</text:p>
          </table:table-cell>
          <table:table-cell office:value-type="float" office:value="2.15408" calcext:value-type="float">
            <text:p>2.15408</text:p>
          </table:table-cell>
          <table:table-cell office:value-type="float" office:value="4.69139" calcext:value-type="float">
            <text:p>4.6913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85477" calcext:value-type="float">
            <text:p>0.385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3" calcext:value-type="float">
            <text:p>13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2500" calcext:value-type="float">
            <text:p>1662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5.869" calcext:value-type="float">
            <text:p>115.869</text:p>
          </table:table-cell>
          <table:table-cell office:value-type="float" office:value="114.834" calcext:value-type="float">
            <text:p>114.834</text:p>
          </table:table-cell>
          <table:table-cell office:value-type="float" office:value="118.541" calcext:value-type="float">
            <text:p>118.54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84357" calcext:value-type="float">
            <text:p>7.84357</text:p>
          </table:table-cell>
          <table:table-cell office:value-type="float" office:value="2.8599" calcext:value-type="float">
            <text:p>2.8599</text:p>
          </table:table-cell>
          <table:table-cell office:value-type="float" office:value="15.2533" calcext:value-type="float">
            <text:p>15.25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35594" calcext:value-type="float">
            <text:p>0.63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" calcext:value-type="float">
            <text:p>1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15300" calcext:value-type="float">
            <text:p>17153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982.632" calcext:value-type="float">
            <text:p>982.632</text:p>
          </table:table-cell>
          <table:table-cell office:value-type="float" office:value="966.641" calcext:value-type="float">
            <text:p>966.641</text:p>
          </table:table-cell>
          <table:table-cell office:value-type="float" office:value="1058.16" calcext:value-type="float">
            <text:p>1058.1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51.913" calcext:value-type="float">
            <text:p>151.913</text:p>
          </table:table-cell>
          <table:table-cell office:value-type="float" office:value="11.3685" calcext:value-type="float">
            <text:p>11.3685</text:p>
          </table:table-cell>
          <table:table-cell office:value-type="float" office:value="361.252" calcext:value-type="float">
            <text:p>361.25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04586" calcext:value-type="float">
            <text:p>0.904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3" calcext:value-type="float">
            <text:p>21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1400" calcext:value-type="float">
            <text:p>1661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5.2271" calcext:value-type="float">
            <text:p>75.2271</text:p>
          </table:table-cell>
          <table:table-cell office:value-type="float" office:value="74.6182" calcext:value-type="float">
            <text:p>74.6182</text:p>
          </table:table-cell>
          <table:table-cell office:value-type="float" office:value="75.9584" calcext:value-type="float">
            <text:p>75.95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38123" calcext:value-type="float">
            <text:p>3.38123</text:p>
          </table:table-cell>
          <table:table-cell office:value-type="float" office:value="2.78058" calcext:value-type="float">
            <text:p>2.78058</text:p>
          </table:table-cell>
          <table:table-cell office:value-type="float" office:value="4.50775" calcext:value-type="float">
            <text:p>4.507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25026" calcext:value-type="float">
            <text:p>0.42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" calcext:value-type="float">
            <text:p>12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2.616" calcext:value-type="float">
            <text:p>112.616</text:p>
          </table:table-cell>
          <table:table-cell office:value-type="float" office:value="111.808" calcext:value-type="float">
            <text:p>111.808</text:p>
          </table:table-cell>
          <table:table-cell office:value-type="float" office:value="116.48" calcext:value-type="float">
            <text:p>116.4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78667" calcext:value-type="float">
            <text:p>7.78667</text:p>
          </table:table-cell>
          <table:table-cell office:value-type="float" office:value="0.450394" calcext:value-type="float">
            <text:p>0.450394</text:p>
          </table:table-cell>
          <table:table-cell office:value-type="float" office:value="18.5528" calcext:value-type="float">
            <text:p>18.55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45763" calcext:value-type="float">
            <text:p>0.645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59500" calcext:value-type="float">
            <text:p>1759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75.12" calcext:value-type="float">
            <text:p>1075.12</text:p>
          </table:table-cell>
          <table:table-cell office:value-type="float" office:value="1065.96" calcext:value-type="float">
            <text:p>1065.96</text:p>
          </table:table-cell>
          <table:table-cell office:value-type="float" office:value="1094.97" calcext:value-type="float">
            <text:p>1094.9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5.4389" calcext:value-type="float">
            <text:p>65.4389</text:p>
          </table:table-cell>
          <table:table-cell office:value-type="float" office:value="35.9026" calcext:value-type="float">
            <text:p>35.9026</text:p>
          </table:table-cell>
          <table:table-cell office:value-type="float" office:value="128.372" calcext:value-type="float">
            <text:p>128.37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84817" calcext:value-type="float">
            <text:p>0.5848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0" calcext:value-type="float">
            <text:p>210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9000" calcext:value-type="float">
            <text:p>1659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83.3246" calcext:value-type="float">
            <text:p>83.3246</text:p>
          </table:table-cell>
          <table:table-cell office:value-type="float" office:value="79.5379" calcext:value-type="float">
            <text:p>79.5379</text:p>
          </table:table-cell>
          <table:table-cell office:value-type="float" office:value="87.8513" calcext:value-type="float">
            <text:p>87.851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1.0876" calcext:value-type="float">
            <text:p>21.0876</text:p>
          </table:table-cell>
          <table:table-cell office:value-type="float" office:value="18.6329" calcext:value-type="float">
            <text:p>18.6329</text:p>
          </table:table-cell>
          <table:table-cell office:value-type="float" office:value="24.0084" calcext:value-type="float">
            <text:p>24.00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67705" calcext:value-type="float">
            <text:p>0.967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" calcext:value-type="float">
            <text:p>12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6.389" calcext:value-type="float">
            <text:p>116.389</text:p>
          </table:table-cell>
          <table:table-cell office:value-type="float" office:value="115.254" calcext:value-type="float">
            <text:p>115.254</text:p>
          </table:table-cell>
          <table:table-cell office:value-type="float" office:value="119.807" calcext:value-type="float">
            <text:p>119.80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9.12122" calcext:value-type="float">
            <text:p>9.12122</text:p>
          </table:table-cell>
          <table:table-cell office:value-type="float" office:value="2.92368" calcext:value-type="float">
            <text:p>2.92368</text:p>
          </table:table-cell>
          <table:table-cell office:value-type="float" office:value="19.8106" calcext:value-type="float">
            <text:p>19.810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97175" calcext:value-type="float">
            <text:p>0.69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49000" calcext:value-type="float">
            <text:p>1749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22.17" calcext:value-type="float">
            <text:p>1122.17</text:p>
          </table:table-cell>
          <table:table-cell office:value-type="float" office:value="1101.83" calcext:value-type="float">
            <text:p>1101.83</text:p>
          </table:table-cell>
          <table:table-cell office:value-type="float" office:value="1209.58" calcext:value-type="float">
            <text:p>1209.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84.741" calcext:value-type="float">
            <text:p>184.741</text:p>
          </table:table-cell>
          <table:table-cell office:value-type="float" office:value="28.1112" calcext:value-type="float">
            <text:p>28.1112</text:p>
          </table:table-cell>
          <table:table-cell office:value-type="float" office:value="434.864" calcext:value-type="float">
            <text:p>434.86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1512" calcext:value-type="float">
            <text:p>0.9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2" calcext:value-type="float">
            <text:p>212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3600" calcext:value-type="float">
            <text:p>1653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0.9952" calcext:value-type="float">
            <text:p>70.9952</text:p>
          </table:table-cell>
          <table:table-cell office:value-type="float" office:value="70.5576" calcext:value-type="float">
            <text:p>70.5576</text:p>
          </table:table-cell>
          <table:table-cell office:value-type="float" office:value="71.868" calcext:value-type="float">
            <text:p>71.86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03186" calcext:value-type="float">
            <text:p>3.03186</text:p>
          </table:table-cell>
          <table:table-cell office:value-type="float" office:value="1.62948" calcext:value-type="float">
            <text:p>1.62948</text:p>
          </table:table-cell>
          <table:table-cell office:value-type="float" office:value="5.21712" calcext:value-type="float">
            <text:p>5.217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04887" calcext:value-type="float">
            <text:p>0.404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" calcext:value-type="float">
            <text:p>12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7.282" calcext:value-type="float">
            <text:p>117.282</text:p>
          </table:table-cell>
          <table:table-cell office:value-type="float" office:value="116.612" calcext:value-type="float">
            <text:p>116.612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.47111" calcext:value-type="float">
            <text:p>6.47111</text:p>
          </table:table-cell>
          <table:table-cell office:value-type="float" office:value="0.311451" calcext:value-type="float">
            <text:p>0.311451</text:p>
          </table:table-cell>
          <table:table-cell office:value-type="float" office:value="15.4167" calcext:value-type="float">
            <text:p>15.41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34474" calcext:value-type="float">
            <text:p>0.53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50500" calcext:value-type="float">
            <text:p>1750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60.79" calcext:value-type="float">
            <text:p>1060.79</text:p>
          </table:table-cell>
          <table:table-cell office:value-type="float" office:value="1057.35" calcext:value-type="float">
            <text:p>1057.35</text:p>
          </table:table-cell>
          <table:table-cell office:value-type="float" office:value="1077.39" calcext:value-type="float">
            <text:p>1077.3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3.1531" calcext:value-type="float">
            <text:p>33.1531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78.9859" calcext:value-type="float">
            <text:p>78.985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67459" calcext:value-type="float">
            <text:p>0.267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2" calcext:value-type="float">
            <text:p>212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3600" calcext:value-type="float">
            <text:p>1653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1.2383" calcext:value-type="float">
            <text:p>71.2383</text:p>
          </table:table-cell>
          <table:table-cell office:value-type="float" office:value="70.606" calcext:value-type="float">
            <text:p>70.606</text:p>
          </table:table-cell>
          <table:table-cell office:value-type="float" office:value="72.1719" calcext:value-type="float">
            <text:p>72.171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.8745" calcext:value-type="float">
            <text:p>3.8745</text:p>
          </table:table-cell>
          <table:table-cell office:value-type="float" office:value="2.87398" calcext:value-type="float">
            <text:p>2.87398</text:p>
          </table:table-cell>
          <table:table-cell office:value-type="float" office:value="5.54693" calcext:value-type="float">
            <text:p>5.5469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24597" calcext:value-type="float">
            <text:p>0.5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" calcext:value-type="float">
            <text:p>12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6400" calcext:value-type="float">
            <text:p>1676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0.644" calcext:value-type="float">
            <text:p>120.644</text:p>
          </table:table-cell>
          <table:table-cell office:value-type="float" office:value="118.971" calcext:value-type="float">
            <text:p>118.971</text:p>
          </table:table-cell>
          <table:table-cell office:value-type="float" office:value="126.1" calcext:value-type="float">
            <text:p>126.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.9065" calcext:value-type="float">
            <text:p>13.9065</text:p>
          </table:table-cell>
          <table:table-cell office:value-type="float" office:value="4.55728" calcext:value-type="float">
            <text:p>4.55728</text:p>
          </table:table-cell>
          <table:table-cell office:value-type="float" office:value="30.9461" calcext:value-type="float">
            <text:p>30.946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41504" calcext:value-type="float">
            <text:p>0.84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3000" calcext:value-type="float">
            <text:p>1673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99.6" calcext:value-type="float">
            <text:p>1099.6</text:p>
          </table:table-cell>
          <table:table-cell office:value-type="float" office:value="1079.96" calcext:value-type="float">
            <text:p>1079.96</text:p>
          </table:table-cell>
          <table:table-cell office:value-type="float" office:value="1185.11" calcext:value-type="float">
            <text:p>1185.1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77.855" calcext:value-type="float">
            <text:p>177.855</text:p>
          </table:table-cell>
          <table:table-cell office:value-type="float" office:value="22.9834" calcext:value-type="float">
            <text:p>22.9834</text:p>
          </table:table-cell>
          <table:table-cell office:value-type="float" office:value="418.245" calcext:value-type="float">
            <text:p>418.2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14945" calcext:value-type="float">
            <text:p>0.914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8" calcext:value-type="float">
            <text:p>20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3201" calcext:value-type="float">
            <text:p>73.3201</text:p>
          </table:table-cell>
          <table:table-cell office:value-type="float" office:value="73.009" calcext:value-type="float">
            <text:p>73.009</text:p>
          </table:table-cell>
          <table:table-cell office:value-type="float" office:value="73.9813" calcext:value-type="float">
            <text:p>73.981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1.28347" calcext:value-type="float">
            <text:p>1.28347</text:p>
          </table:table-cell>
          <table:table-cell office:value-type="float" office:value="3.98601" calcext:value-type="float">
            <text:p>3.9860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48384" calcext:value-type="float">
            <text:p>0.248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" calcext:value-type="float">
            <text:p>12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120.355" calcext:value-type="float">
            <text:p>120.355</text:p>
          </table:table-cell>
          <table:table-cell office:value-type="float" office:value="124.167" calcext:value-type="float">
            <text:p>124.1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05665" calcext:value-type="float">
            <text:p>7.05665</text:p>
          </table:table-cell>
          <table:table-cell office:value-type="float" office:value="2.12806" calcext:value-type="float">
            <text:p>2.12806</text:p>
          </table:table-cell>
          <table:table-cell office:value-type="float" office:value="15.9246" calcext:value-type="float">
            <text:p>15.924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55026" calcext:value-type="float">
            <text:p>0.555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84200" calcext:value-type="float">
            <text:p>1684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96.2" calcext:value-type="float">
            <text:p>1096.2</text:p>
          </table:table-cell>
          <table:table-cell office:value-type="float" office:value="1076.69" calcext:value-type="float">
            <text:p>1076.69</text:p>
          </table:table-cell>
          <table:table-cell office:value-type="float" office:value="1174.2" calcext:value-type="float">
            <text:p>1174.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92.339" calcext:value-type="float">
            <text:p>192.339</text:p>
          </table:table-cell>
          <table:table-cell office:value-type="float" office:value="2.80609" calcext:value-type="float">
            <text:p>2.80609</text:p>
          </table:table-cell>
          <table:table-cell office:value-type="float" office:value="458.987" calcext:value-type="float">
            <text:p>458.98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2561" calcext:value-type="float">
            <text:p>0.92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" calcext:value-type="float">
            <text:p>20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6000" calcext:value-type="float">
            <text:p>1656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4.1729" calcext:value-type="float">
            <text:p>74.1729</text:p>
          </table:table-cell>
          <table:table-cell office:value-type="float" office:value="73.9011" calcext:value-type="float">
            <text:p>73.9011</text:p>
          </table:table-cell>
          <table:table-cell office:value-type="float" office:value="75.2449" calcext:value-type="float">
            <text:p>75.244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55134" calcext:value-type="float">
            <text:p>2.55134</text:p>
          </table:table-cell>
          <table:table-cell office:value-type="float" office:value="0.261995" calcext:value-type="float">
            <text:p>0.261995</text:p>
          </table:table-cell>
          <table:table-cell office:value-type="float" office:value="6.05922" calcext:value-type="float">
            <text:p>6.0592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06477" calcext:value-type="float">
            <text:p>0.3064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9800" calcext:value-type="float">
            <text:p>1669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1.293" calcext:value-type="float">
            <text:p>121.293</text:p>
          </table:table-cell>
          <table:table-cell office:value-type="float" office:value="119.908" calcext:value-type="float">
            <text:p>119.908</text:p>
          </table:table-cell>
          <table:table-cell office:value-type="float" office:value="124.882" calcext:value-type="float">
            <text:p>124.88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0.5153" calcext:value-type="float">
            <text:p>10.5153</text:p>
          </table:table-cell>
          <table:table-cell office:value-type="float" office:value="4.82841" calcext:value-type="float">
            <text:p>4.82841</text:p>
          </table:table-cell>
          <table:table-cell office:value-type="float" office:value="21.3542" calcext:value-type="float">
            <text:p>21.354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738306" calcext:value-type="float">
            <text:p>0.73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15000" calcext:value-type="float">
            <text:p>1715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57.19" calcext:value-type="float">
            <text:p>1057.19</text:p>
          </table:table-cell>
          <table:table-cell office:value-type="float" office:value="1054.06" calcext:value-type="float">
            <text:p>1054.06</text:p>
          </table:table-cell>
          <table:table-cell office:value-type="float" office:value="1071.97" calcext:value-type="float">
            <text:p>1071.9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9.9634" calcext:value-type="float">
            <text:p>29.9634</text:p>
          </table:table-cell>
          <table:table-cell office:value-type="float" office:value="1.94398" calcext:value-type="float">
            <text:p>1.94398</text:p>
          </table:table-cell>
          <table:table-cell office:value-type="float" office:value="71.317" calcext:value-type="float">
            <text:p>71.3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28796" calcext:value-type="float">
            <text:p>0.22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" calcext:value-type="float">
            <text:p>20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6000" calcext:value-type="float">
            <text:p>1656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2209" calcext:value-type="float">
            <text:p>73.2209</text:p>
          </table:table-cell>
          <table:table-cell office:value-type="float" office:value="72.8804" calcext:value-type="float">
            <text:p>72.8804</text:p>
          </table:table-cell>
          <table:table-cell office:value-type="float" office:value="74.1201" calcext:value-type="float">
            <text:p>74.120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60703" calcext:value-type="float">
            <text:p>2.60703</text:p>
          </table:table-cell>
          <table:table-cell office:value-type="float" office:value="1.18985" calcext:value-type="float">
            <text:p>1.18985</text:p>
          </table:table-cell>
          <table:table-cell office:value-type="float" office:value="5.35428" calcext:value-type="float">
            <text:p>5.3542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16578" calcext:value-type="float">
            <text:p>0.31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9800" calcext:value-type="float">
            <text:p>1669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37.001" calcext:value-type="float">
            <text:p>137.001</text:p>
          </table:table-cell>
          <table:table-cell office:value-type="float" office:value="131.322" calcext:value-type="float">
            <text:p>131.322</text:p>
          </table:table-cell>
          <table:table-cell office:value-type="float" office:value="145.862" calcext:value-type="float">
            <text:p>145.86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35.6434" calcext:value-type="float">
            <text:p>35.6434</text:p>
          </table:table-cell>
          <table:table-cell office:value-type="float" office:value="25.8926" calcext:value-type="float">
            <text:p>25.8926</text:p>
          </table:table-cell>
          <table:table-cell office:value-type="float" office:value="47.9495" calcext:value-type="float">
            <text:p>47.949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67828" calcext:value-type="float">
            <text:p>0.967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10800" calcext:value-type="float">
            <text:p>1710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081.49" calcext:value-type="float">
            <text:p>1081.49</text:p>
          </table:table-cell>
          <table:table-cell office:value-type="float" office:value="1065.11" calcext:value-type="float">
            <text:p>1065.11</text:p>
          </table:table-cell>
          <table:table-cell office:value-type="float" office:value="1130.66" calcext:value-type="float">
            <text:p>1130.6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131.996" calcext:value-type="float">
            <text:p>131.996</text:p>
          </table:table-cell>
          <table:table-cell office:value-type="float" office:value="53.1638" calcext:value-type="float">
            <text:p>53.1638</text:p>
          </table:table-cell>
          <table:table-cell office:value-type="float" office:value="287.605" calcext:value-type="float">
            <text:p>287.60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852242" calcext:value-type="float">
            <text:p>0.852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" calcext:value-type="float">
            <text:p>207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6000" calcext:value-type="float">
            <text:p>1656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4827" calcext:value-type="float">
            <text:p>73.4827</text:p>
          </table:table-cell>
          <table:table-cell office:value-type="float" office:value="73.243" calcext:value-type="float">
            <text:p>73.243</text:p>
          </table:table-cell>
          <table:table-cell office:value-type="float" office:value="74.4276" calcext:value-type="float">
            <text:p>74.427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24488" calcext:value-type="float">
            <text:p>2.24488</text:p>
          </table:table-cell>
          <table:table-cell office:value-type="float" office:value="0.241415" calcext:value-type="float">
            <text:p>0.241415</text:p>
          </table:table-cell>
          <table:table-cell office:value-type="float" office:value="5.32564" calcext:value-type="float">
            <text:p>5.3256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57795" calcext:value-type="float">
            <text:p>0.257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" calcext:value-type="float">
            <text:p>122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59200" calcext:value-type="float">
            <text:p>1659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3.851" calcext:value-type="float">
            <text:p>123.851</text:p>
          </table:table-cell>
          <table:table-cell office:value-type="float" office:value="122.853" calcext:value-type="float">
            <text:p>122.853</text:p>
          </table:table-cell>
          <table:table-cell office:value-type="float" office:value="126.478" calcext:value-type="float">
            <text:p>126.47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65076" calcext:value-type="float">
            <text:p>7.65076</text:p>
          </table:table-cell>
          <table:table-cell office:value-type="float" office:value="3.1173" calcext:value-type="float">
            <text:p>3.1173</text:p>
          </table:table-cell>
          <table:table-cell office:value-type="float" office:value="15.7089" calcext:value-type="float">
            <text:p>15.708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8526" calcext:value-type="float">
            <text:p>0.5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41600" calcext:value-type="float">
            <text:p>17416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1116.56" calcext:value-type="float">
            <text:p>1116.56</text:p>
          </table:table-cell>
          <table:table-cell office:value-type="float" office:value="1236.69" calcext:value-type="float">
            <text:p>1236.6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02.365" calcext:value-type="float">
            <text:p>202.365</text:p>
          </table:table-cell>
          <table:table-cell office:value-type="float" office:value="24.5992" calcext:value-type="float">
            <text:p>24.5992</text:p>
          </table:table-cell>
          <table:table-cell office:value-type="float" office:value="473.892" calcext:value-type="float">
            <text:p>473.89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25718" calcext:value-type="float">
            <text:p>0.9257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8" calcext:value-type="float">
            <text:p>208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4000" calcext:value-type="float">
            <text:p>1664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5.8486" calcext:value-type="float">
            <text:p>75.8486</text:p>
          </table:table-cell>
          <table:table-cell office:value-type="float" office:value="75.5941" calcext:value-type="float">
            <text:p>75.5941</text:p>
          </table:table-cell>
          <table:table-cell office:value-type="float" office:value="76.6039" calcext:value-type="float">
            <text:p>76.603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04786" calcext:value-type="float">
            <text:p>2.04786</text:p>
          </table:table-cell>
          <table:table-cell office:value-type="float" office:value="0.818023" calcext:value-type="float">
            <text:p>0.818023</text:p>
          </table:table-cell>
          <table:table-cell office:value-type="float" office:value="4.46701" calcext:value-type="float">
            <text:p>4.4670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09626" calcext:value-type="float">
            <text:p>0.2096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" calcext:value-type="float">
            <text:p>12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2800" calcext:value-type="float">
            <text:p>1672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2.841" calcext:value-type="float">
            <text:p>122.841</text:p>
          </table:table-cell>
          <table:table-cell office:value-type="float" office:value="121.896" calcext:value-type="float">
            <text:p>121.896</text:p>
          </table:table-cell>
          <table:table-cell office:value-type="float" office:value="127.442" calcext:value-type="float">
            <text:p>127.44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9.19271" calcext:value-type="float">
            <text:p>9.19271</text:p>
          </table:table-cell>
          <table:table-cell office:value-type="float" office:value="0.346481" calcext:value-type="float">
            <text:p>0.346481</text:p>
          </table:table-cell>
          <table:table-cell office:value-type="float" office:value="21.922" calcext:value-type="float">
            <text:p>21.92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76716" calcext:value-type="float">
            <text:p>0.676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33200" calcext:value-type="float">
            <text:p>1733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37.88" calcext:value-type="float">
            <text:p>1137.88</text:p>
          </table:table-cell>
          <table:table-cell office:value-type="float" office:value="1125.8" calcext:value-type="float">
            <text:p>1125.8</text:p>
          </table:table-cell>
          <table:table-cell office:value-type="float" office:value="1161.02" calcext:value-type="float">
            <text:p>1161.0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82.5109" calcext:value-type="float">
            <text:p>82.5109</text:p>
          </table:table-cell>
          <table:table-cell office:value-type="float" office:value="44.3057" calcext:value-type="float">
            <text:p>44.3057</text:p>
          </table:table-cell>
          <table:table-cell office:value-type="float" office:value="135.356" calcext:value-type="float">
            <text:p>135.35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66259" calcext:value-type="float">
            <text:p>0.66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4" calcext:value-type="float">
            <text:p>20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2800" calcext:value-type="float">
            <text:p>1672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1725" calcext:value-type="float">
            <text:p>73.1725</text:p>
          </table:table-cell>
          <table:table-cell office:value-type="float" office:value="72.8689" calcext:value-type="float">
            <text:p>72.8689</text:p>
          </table:table-cell>
          <table:table-cell office:value-type="float" office:value="73.9343" calcext:value-type="float">
            <text:p>73.934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30196" calcext:value-type="float">
            <text:p>2.30196</text:p>
          </table:table-cell>
          <table:table-cell office:value-type="float" office:value="1.10833" calcext:value-type="float">
            <text:p>1.10833</text:p>
          </table:table-cell>
          <table:table-cell office:value-type="float" office:value="4.67595" calcext:value-type="float">
            <text:p>4.6759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267622" calcext:value-type="float">
            <text:p>0.26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" calcext:value-type="float">
            <text:p>12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0500" calcext:value-type="float">
            <text:p>1660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3.381" calcext:value-type="float">
            <text:p>123.381</text:p>
          </table:table-cell>
          <table:table-cell office:value-type="float" office:value="122.43" calcext:value-type="float">
            <text:p>122.43</text:p>
          </table:table-cell>
          <table:table-cell office:value-type="float" office:value="126.896" calcext:value-type="float">
            <text:p>126.89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8.24511" calcext:value-type="float">
            <text:p>8.24511</text:p>
          </table:table-cell>
          <table:table-cell office:value-type="float" office:value="2.18899" calcext:value-type="float">
            <text:p>2.18899</text:p>
          </table:table-cell>
          <table:table-cell office:value-type="float" office:value="18.9045" calcext:value-type="float">
            <text:p>18.90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625669" calcext:value-type="float">
            <text:p>0.6256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31800" calcext:value-type="float">
            <text:p>1731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57.99" calcext:value-type="float">
            <text:p>1157.99</text:p>
          </table:table-cell>
          <table:table-cell office:value-type="float" office:value="1151.9" calcext:value-type="float">
            <text:p>1151.9</text:p>
          </table:table-cell>
          <table:table-cell office:value-type="float" office:value="1187.23" calcext:value-type="float">
            <text:p>1187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58.8841" calcext:value-type="float">
            <text:p>58.8841</text:p>
          </table:table-cell>
          <table:table-cell office:value-type="float" office:value="2.82355" calcext:value-type="float">
            <text:p>2.82355</text:p>
          </table:table-cell>
          <table:table-cell office:value-type="float" office:value="128.984" calcext:value-type="float">
            <text:p>128.9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94283" calcext:value-type="float">
            <text:p>0.494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5" calcext:value-type="float">
            <text:p>205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0500" calcext:value-type="float">
            <text:p>16605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73.1839" calcext:value-type="float">
            <text:p>73.1839</text:p>
          </table:table-cell>
          <table:table-cell office:value-type="float" office:value="72.8242" calcext:value-type="float">
            <text:p>72.8242</text:p>
          </table:table-cell>
          <table:table-cell office:value-type="float" office:value="73.9416" calcext:value-type="float">
            <text:p>73.941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2.54922" calcext:value-type="float">
            <text:p>2.54922</text:p>
          </table:table-cell>
          <table:table-cell office:value-type="float" office:value="1.49597" calcext:value-type="float">
            <text:p>1.49597</text:p>
          </table:table-cell>
          <table:table-cell office:value-type="float" office:value="4.72064" calcext:value-type="float">
            <text:p>4.7206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306813" calcext:value-type="float">
            <text:p>0.306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69800" calcext:value-type="float">
            <text:p>1669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8.206" calcext:value-type="float">
            <text:p>128.206</text:p>
          </table:table-cell>
          <table:table-cell office:value-type="float" office:value="127.574" calcext:value-type="float">
            <text:p>127.574</text:p>
          </table:table-cell>
          <table:table-cell office:value-type="float" office:value="131.178" calcext:value-type="float">
            <text:p>131.17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.03285" calcext:value-type="float">
            <text:p>6.03285</text:p>
          </table:table-cell>
          <table:table-cell office:value-type="float" office:value="0.447983" calcext:value-type="float">
            <text:p>0.447983</text:p>
          </table:table-cell>
          <table:table-cell office:value-type="float" office:value="14.3537" calcext:value-type="float">
            <text:p>14.353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454412" calcext:value-type="float">
            <text:p>0.4544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37400" calcext:value-type="float">
            <text:p>17374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52.17" calcext:value-type="float">
            <text:p>1152.17</text:p>
          </table:table-cell>
          <table:table-cell office:value-type="float" office:value="1145.89" calcext:value-type="float">
            <text:p>1145.89</text:p>
          </table:table-cell>
          <table:table-cell office:value-type="float" office:value="1182.85" calcext:value-type="float">
            <text:p>1182.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1.4121" calcext:value-type="float">
            <text:p>61.4121</text:p>
          </table:table-cell>
          <table:table-cell office:value-type="float" office:value="1.809" calcext:value-type="float">
            <text:p>1.809</text:p>
          </table:table-cell>
          <table:table-cell office:value-type="float" office:value="146.487" calcext:value-type="float">
            <text:p>146.48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14551" calcext:value-type="float">
            <text:p>0.514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{fmt}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6" calcext:value-type="float">
            <text:p>206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48000" calcext:value-type="float">
            <text:p>16480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284.04" calcext:value-type="float">
            <text:p>284.04</text:p>
          </table:table-cell>
          <table:table-cell office:value-type="float" office:value="202.172" calcext:value-type="float">
            <text:p>202.172</text:p>
          </table:table-cell>
          <table:table-cell office:value-type="float" office:value="403.487" calcext:value-type="float">
            <text:p>403.48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498.995" calcext:value-type="float">
            <text:p>498.995</text:p>
          </table:table-cell>
          <table:table-cell office:value-type="float" office:value="372.072" calcext:value-type="float">
            <text:p>372.072</text:p>
          </table:table-cell>
          <table:table-cell office:value-type="float" office:value="649.915" calcext:value-type="float">
            <text:p>649.9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snprintf to Glib::ustring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" calcext:value-type="float">
            <text:p>123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672800" calcext:value-type="float">
            <text:p>16728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25.343" calcext:value-type="float">
            <text:p>125.343</text:p>
          </table:table-cell>
          <table:table-cell office:value-type="float" office:value="124.329" calcext:value-type="float">
            <text:p>124.329</text:p>
          </table:table-cell>
          <table:table-cell office:value-type="float" office:value="128.182" calcext:value-type="float">
            <text:p>128.18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7.76256" calcext:value-type="float">
            <text:p>7.76256</text:p>
          </table:table-cell>
          <table:table-cell office:value-type="float" office:value="1.70945" calcext:value-type="float">
            <text:p>1.70945</text:p>
          </table:table-cell>
          <table:table-cell office:value-type="float" office:value="16.1256" calcext:value-type="float">
            <text:p>16.125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85334" calcext:value-type="float">
            <text:p>0.5853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>
          <table:table-cell office:value-type="string" calcext:value-type="string">
            <text:p>Glib::ustring::format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16.6694" calcext:value-type="float">
            <text:p>16.6694</text:p>
          </table:table-cell>
          <table:table-cell office:value-type="float" office:value="1761200" calcext:value-type="float">
            <text:p>1761200</text:p>
          </table:table-cell>
          <table:table-cell office:value-type="string" calcext:value-type="string">
            <text:p><text:s/>All values in nano seconds </text:p>
          </table:table-cell>
          <table:table-cell office:value-type="float" office:value="1104.18" calcext:value-type="float">
            <text:p>1104.18</text:p>
          </table:table-cell>
          <table:table-cell office:value-type="float" office:value="1097.21" calcext:value-type="float">
            <text:p>1097.21</text:p>
          </table:table-cell>
          <table:table-cell office:value-type="float" office:value="1138.08" calcext:value-type="float">
            <text:p>1138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67.8621" calcext:value-type="float">
            <text:p>67.8621</text:p>
          </table:table-cell>
          <table:table-cell office:value-type="float" office:value="2.24852" calcext:value-type="float">
            <text:p>2.24852</text:p>
          </table:table-cell>
          <table:table-cell office:value-type="float" office:value="161.856" calcext:value-type="float">
            <text:p>161.85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float" office:value="0.585108" calcext:value-type="float">
            <text:p>0.58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</table:table>
      <table:table table:name="Arithmetic method" table:style-name="ta1">
        <table:shapes>
          <draw:frame draw:z-index="0" draw:style-name="gr1" draw:text-style-name="P1" svg:width="21.297cm" svg:height="13.892cm" svg:x="14.887cm" svg:y="0.452cm">
            <draw:object draw:notify-on-update-of-ranges="'Arithmetic method'.A1:'Arithmetic method'.A1 'Arithmetic method'.A2:'Arithmetic method'.A17 'Arithmetic method'.B1:'Arithmetic method'.B1 'Arithmetic method'.B2:'Arithmetic method'.B17 'Arithmetic method'.C1:'Arithmetic method'.C1 'Arithmetic method'.C2:'Arithmetic method'.C17 'Arithmetic method'.D1:'Arithmetic method'.D1 'Arithmetic method'.D2:'Arithmetic method'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2" table:default-cell-style-name="ce3"/>
        <table:table-column table:style-name="co24" table:default-cell-style-name="ce4"/>
        <table:table-column table:style-name="co22" table:number-columns-repeated="2" table:default-cell-style-name="ce4"/>
        <table:table-row table:style-name="ro1">
          <table:table-cell table:style-name="ce2" office:value-type="string" calcext:value-type="string">
            <text:p>Decimals</text:p>
          </table:table-cell>
          <table:table-cell table:style-name="ce2" office:value-type="string" calcext:value-type="string">
            <text:p>Glib::ustring::compose</text:p>
          </table:table-cell>
          <table:table-cell table:style-name="ce2" office:value-type="string" calcext:value-type="string">
            <text:p>snprintf</text:p>
          </table:table-cell>
          <table:table-cell table:style-name="ce2" office:value-type="string" calcext:value-type="string">
            <text:p>fm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8.722" calcext:value-type="float">
            <text:p>888.722</text:p>
          </table:table-cell>
          <table:table-cell office:value-type="float" office:value="89.9855" calcext:value-type="float">
            <text:p>89.9855</text:p>
          </table:table-cell>
          <table:table-cell office:value-type="float" office:value="50.3814" calcext:value-type="float">
            <text:p>50.3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.82" calcext:value-type="float">
            <text:p>879.82</text:p>
          </table:table-cell>
          <table:table-cell office:value-type="float" office:value="114.581" calcext:value-type="float">
            <text:p>114.581</text:p>
          </table:table-cell>
          <table:table-cell office:value-type="float" office:value="68.3502" calcext:value-type="float">
            <text:p>68.3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.22" calcext:value-type="float">
            <text:p>900.22</text:p>
          </table:table-cell>
          <table:table-cell office:value-type="float" office:value="113.581" calcext:value-type="float">
            <text:p>113.581</text:p>
          </table:table-cell>
          <table:table-cell office:value-type="float" office:value="73.1362" calcext:value-type="float">
            <text:p>73.1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2.632" calcext:value-type="float">
            <text:p>982.632</text:p>
          </table:table-cell>
          <table:table-cell office:value-type="float" office:value="115.869" calcext:value-type="float">
            <text:p>115.869</text:p>
          </table:table-cell>
          <table:table-cell office:value-type="float" office:value="73.3424" calcext:value-type="float">
            <text:p>73.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5.12" calcext:value-type="float">
            <text:p>1075.12</text:p>
          </table:table-cell>
          <table:table-cell office:value-type="float" office:value="112.616" calcext:value-type="float">
            <text:p>112.616</text:p>
          </table:table-cell>
          <table:table-cell office:value-type="float" office:value="75.2271" calcext:value-type="float">
            <text:p>75.2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2.17" calcext:value-type="float">
            <text:p>1122.17</text:p>
          </table:table-cell>
          <table:table-cell office:value-type="float" office:value="116.389" calcext:value-type="float">
            <text:p>116.389</text:p>
          </table:table-cell>
          <table:table-cell office:value-type="float" office:value="83.3246" calcext:value-type="float">
            <text:p>83.3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0.79" calcext:value-type="float">
            <text:p>1060.79</text:p>
          </table:table-cell>
          <table:table-cell office:value-type="float" office:value="117.282" calcext:value-type="float">
            <text:p>117.282</text:p>
          </table:table-cell>
          <table:table-cell office:value-type="float" office:value="70.9952" calcext:value-type="float">
            <text:p>70.9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9.6" calcext:value-type="float">
            <text:p>1099.6</text:p>
          </table:table-cell>
          <table:table-cell office:value-type="float" office:value="120.644" calcext:value-type="float">
            <text:p>120.644</text:p>
          </table:table-cell>
          <table:table-cell office:value-type="float" office:value="71.2383" calcext:value-type="float">
            <text:p>71.2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6.2" calcext:value-type="float">
            <text:p>1096.2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73.3201" calcext:value-type="float">
            <text:p>73.3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7.19" calcext:value-type="float">
            <text:p>1057.19</text:p>
          </table:table-cell>
          <table:table-cell office:value-type="float" office:value="121.293" calcext:value-type="float">
            <text:p>121.293</text:p>
          </table:table-cell>
          <table:table-cell office:value-type="float" office:value="74.1729" calcext:value-type="float">
            <text:p>74.1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1.49" calcext:value-type="float">
            <text:p>1081.49</text:p>
          </table:table-cell>
          <table:table-cell office:value-type="float" office:value="137.001" calcext:value-type="float">
            <text:p>137.001</text:p>
          </table:table-cell>
          <table:table-cell office:value-type="float" office:value="73.2209" calcext:value-type="float">
            <text:p>73.2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123.851" calcext:value-type="float">
            <text:p>123.851</text:p>
          </table:table-cell>
          <table:table-cell office:value-type="float" office:value="73.4827" calcext:value-type="float">
            <text:p>73.48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7.88" calcext:value-type="float">
            <text:p>1137.88</text:p>
          </table:table-cell>
          <table:table-cell office:value-type="float" office:value="122.841" calcext:value-type="float">
            <text:p>122.841</text:p>
          </table:table-cell>
          <table:table-cell office:value-type="float" office:value="75.8486" calcext:value-type="float">
            <text:p>75.8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7.99" calcext:value-type="float">
            <text:p>1157.99</text:p>
          </table:table-cell>
          <table:table-cell office:value-type="float" office:value="123.381" calcext:value-type="float">
            <text:p>123.381</text:p>
          </table:table-cell>
          <table:table-cell office:value-type="float" office:value="73.1725" calcext:value-type="float">
            <text:p>73.17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2.17" calcext:value-type="float">
            <text:p>1152.17</text:p>
          </table:table-cell>
          <table:table-cell office:value-type="float" office:value="128.206" calcext:value-type="float">
            <text:p>128.206</text:p>
          </table:table-cell>
          <table:table-cell office:value-type="float" office:value="73.1839" calcext:value-type="float">
            <text:p>73.1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4.18" calcext:value-type="float">
            <text:p>1104.18</text:p>
          </table:table-cell>
          <table:table-cell office:value-type="float" office:value="125.343" calcext:value-type="float">
            <text:p>125.343</text:p>
          </table:table-cell>
          <table:table-cell office:value-type="float" office:value="284.04" calcext:value-type="float">
            <text:p>284.04</text:p>
          </table:table-cell>
        </table:table-row>
      </table:table>
      <table:table table:name="Glib" table:style-name="ta1">
        <table:shapes>
          <draw:frame draw:z-index="0" draw:style-name="gr1" draw:text-style-name="P1" svg:width="21.154cm" svg:height="13.712cm" svg:x="9.877cm" svg:y="0.472cm">
            <draw:object draw:notify-on-update-of-ranges="Glib.A1:Glib.A1 Glib.A2:Glib.A17 Glib.B1:Glib.B1 Glib.B2:Glib.B17 Glib.C1:Glib.C1 Glib.C2:Glib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2" table:default-cell-style-name="ce3"/>
        <table:table-column table:style-name="co22" table:default-cell-style-name="ce4"/>
        <table:table-column table:style-name="co25" table:default-cell-style-name="ce4"/>
        <table:table-row table:style-name="ro1">
          <table:table-cell table:style-name="ce2" office:value-type="string" calcext:value-type="string">
            <text:p>Decimals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arithmetic meth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Formatter method'.B2]" office:value-type="float" office:value="553.695" calcext:value-type="float">
            <text:p>553.695</text:p>
          </table:table-cell>
          <table:table-cell table:formula="of:=[$'Arithmetic method'.B2]" office:value-type="float" office:value="888.722" calcext:value-type="float">
            <text:p>888.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Formatter method'.B3]" office:value-type="float" office:value="586.355" calcext:value-type="float">
            <text:p>586.355</text:p>
          </table:table-cell>
          <table:table-cell table:formula="of:=[$'Arithmetic method'.B3]" office:value-type="float" office:value="879.82" calcext:value-type="float">
            <text:p>879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Formatter method'.B4]" office:value-type="float" office:value="707.546" calcext:value-type="float">
            <text:p>707.546</text:p>
          </table:table-cell>
          <table:table-cell table:formula="of:=[$'Arithmetic method'.B4]" office:value-type="float" office:value="900.22" calcext:value-type="float">
            <text:p>90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Formatter method'.B5]" office:value-type="float" office:value="735.988" calcext:value-type="float">
            <text:p>735.988</text:p>
          </table:table-cell>
          <table:table-cell table:formula="of:=[$'Arithmetic method'.B5]" office:value-type="float" office:value="982.632" calcext:value-type="float">
            <text:p>982.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Formatter method'.B6]" office:value-type="float" office:value="733.865" calcext:value-type="float">
            <text:p>733.865</text:p>
          </table:table-cell>
          <table:table-cell table:formula="of:=[$'Arithmetic method'.B6]" office:value-type="float" office:value="1075.12" calcext:value-type="float">
            <text:p>1075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Formatter method'.B7]" office:value-type="float" office:value="747.001" calcext:value-type="float">
            <text:p>747.001</text:p>
          </table:table-cell>
          <table:table-cell table:formula="of:=[$'Arithmetic method'.B7]" office:value-type="float" office:value="1122.17" calcext:value-type="float">
            <text:p>1122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Formatter method'.B8]" office:value-type="float" office:value="750.722" calcext:value-type="float">
            <text:p>750.722</text:p>
          </table:table-cell>
          <table:table-cell table:formula="of:=[$'Arithmetic method'.B8]" office:value-type="float" office:value="1060.79" calcext:value-type="float">
            <text:p>1060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Formatter method'.B9]" office:value-type="float" office:value="787.676" calcext:value-type="float">
            <text:p>787.676</text:p>
          </table:table-cell>
          <table:table-cell table:formula="of:=[$'Arithmetic method'.B9]" office:value-type="float" office:value="1099.6" calcext:value-type="float">
            <text:p>1099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Formatter method'.B10]" office:value-type="float" office:value="775.87" calcext:value-type="float">
            <text:p>775.87</text:p>
          </table:table-cell>
          <table:table-cell table:formula="of:=[$'Arithmetic method'.B10]" office:value-type="float" office:value="1096.2" calcext:value-type="float">
            <text:p>109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Formatter method'.B11]" office:value-type="float" office:value="793.821" calcext:value-type="float">
            <text:p>793.821</text:p>
          </table:table-cell>
          <table:table-cell table:formula="of:=[$'Arithmetic method'.B11]" office:value-type="float" office:value="1057.19" calcext:value-type="float">
            <text:p>1057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Formatter method'.B12]" office:value-type="float" office:value="827.996" calcext:value-type="float">
            <text:p>827.996</text:p>
          </table:table-cell>
          <table:table-cell table:formula="of:=[$'Arithmetic method'.B12]" office:value-type="float" office:value="1081.49" calcext:value-type="float">
            <text:p>1081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Formatter method'.B13]" office:value-type="float" office:value="829.469" calcext:value-type="float">
            <text:p>829.469</text:p>
          </table:table-cell>
          <table:table-cell table:formula="of:=[$'Arithmetic method'.B13]" office:value-type="float" office:value="1139.05" calcext:value-type="float">
            <text:p>1139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Formatter method'.B14]" office:value-type="float" office:value="911.613" calcext:value-type="float">
            <text:p>911.613</text:p>
          </table:table-cell>
          <table:table-cell table:formula="of:=[$'Arithmetic method'.B14]" office:value-type="float" office:value="1137.88" calcext:value-type="float">
            <text:p>1137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Formatter method'.B15]" office:value-type="float" office:value="843.674" calcext:value-type="float">
            <text:p>843.674</text:p>
          </table:table-cell>
          <table:table-cell table:formula="of:=[$'Arithmetic method'.B15]" office:value-type="float" office:value="1157.99" calcext:value-type="float">
            <text:p>1157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Formatter method'.B16]" office:value-type="float" office:value="884.737" calcext:value-type="float">
            <text:p>884.737</text:p>
          </table:table-cell>
          <table:table-cell table:formula="of:=[$'Arithmetic method'.B16]" office:value-type="float" office:value="1152.17" calcext:value-type="float">
            <text:p>1152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Formatter method'.B17]" office:value-type="float" office:value="917.706" calcext:value-type="float">
            <text:p>917.706</text:p>
          </table:table-cell>
          <table:table-cell table:formula="of:=[$'Arithmetic method'.B17]" office:value-type="float" office:value="1104.18" calcext:value-type="float">
            <text:p>1104.18</text:p>
          </table:table-cell>
        </table:table-row>
      </table:table>
      <table:table table:name="snprintf" table:style-name="ta1">
        <table:shapes>
          <draw:frame draw:z-index="0" draw:style-name="gr1" draw:text-style-name="P1" svg:width="21.154cm" svg:height="13.712cm" svg:x="11.289cm" svg:y="0.452cm">
            <draw:object draw:notify-on-update-of-ranges="snprintf.A1:snprintf.A1 snprintf.A2:snprintf.A17 snprintf.B1:snprintf.B1 snprintf.B2:snprintf.B17 snprintf.C1:snprintf.C1 snprintf.C2:snprintf.C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2" table:default-cell-style-name="ce3"/>
        <table:table-column table:style-name="co22" table:number-columns-repeated="2" table:default-cell-style-name="ce4"/>
        <table:table-row table:style-name="ro1">
          <table:table-cell table:style-name="ce2" office:value-type="string" calcext:value-type="string">
            <text:p>Decimals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arithmetic meth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Formatter method'.C2]" office:value-type="float" office:value="162.313" calcext:value-type="float">
            <text:p>162.313</text:p>
          </table:table-cell>
          <table:table-cell table:formula="of:=[$'Arithmetic method'.C2]" office:value-type="float" office:value="89.9855" calcext:value-type="float">
            <text:p>89.9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Formatter method'.C3]" office:value-type="float" office:value="179.75" calcext:value-type="float">
            <text:p>179.75</text:p>
          </table:table-cell>
          <table:table-cell table:formula="of:=[$'Arithmetic method'.C3]" office:value-type="float" office:value="114.581" calcext:value-type="float">
            <text:p>114.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Formatter method'.C4]" office:value-type="float" office:value="186.322" calcext:value-type="float">
            <text:p>186.322</text:p>
          </table:table-cell>
          <table:table-cell table:formula="of:=[$'Arithmetic method'.C4]" office:value-type="float" office:value="113.581" calcext:value-type="float">
            <text:p>113.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Formatter method'.C5]" office:value-type="float" office:value="195.07" calcext:value-type="float">
            <text:p>195.07</text:p>
          </table:table-cell>
          <table:table-cell table:formula="of:=[$'Arithmetic method'.C5]" office:value-type="float" office:value="115.869" calcext:value-type="float">
            <text:p>115.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Formatter method'.C6]" office:value-type="float" office:value="199.914" calcext:value-type="float">
            <text:p>199.914</text:p>
          </table:table-cell>
          <table:table-cell table:formula="of:=[$'Arithmetic method'.C6]" office:value-type="float" office:value="112.616" calcext:value-type="float">
            <text:p>112.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Formatter method'.C7]" office:value-type="float" office:value="203.504" calcext:value-type="float">
            <text:p>203.504</text:p>
          </table:table-cell>
          <table:table-cell table:formula="of:=[$'Arithmetic method'.C7]" office:value-type="float" office:value="116.389" calcext:value-type="float">
            <text:p>116.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Formatter method'.C8]" office:value-type="float" office:value="215.145" calcext:value-type="float">
            <text:p>215.145</text:p>
          </table:table-cell>
          <table:table-cell table:formula="of:=[$'Arithmetic method'.C8]" office:value-type="float" office:value="117.282" calcext:value-type="float">
            <text:p>117.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Formatter method'.C9]" office:value-type="float" office:value="221.339" calcext:value-type="float">
            <text:p>221.339</text:p>
          </table:table-cell>
          <table:table-cell table:formula="of:=[$'Arithmetic method'.C9]" office:value-type="float" office:value="120.644" calcext:value-type="float">
            <text:p>120.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Formatter method'.C10]" office:value-type="float" office:value="222.472" calcext:value-type="float">
            <text:p>222.472</text:p>
          </table:table-cell>
          <table:table-cell table:formula="of:=[$'Arithmetic method'.C10]" office:value-type="float" office:value="121.192" calcext:value-type="float">
            <text:p>121.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Formatter method'.C11]" office:value-type="float" office:value="235.83" calcext:value-type="float">
            <text:p>235.83</text:p>
          </table:table-cell>
          <table:table-cell table:formula="of:=[$'Arithmetic method'.C11]" office:value-type="float" office:value="121.293" calcext:value-type="float">
            <text:p>121.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Formatter method'.C12]" office:value-type="float" office:value="235.792" calcext:value-type="float">
            <text:p>235.792</text:p>
          </table:table-cell>
          <table:table-cell table:formula="of:=[$'Arithmetic method'.C12]" office:value-type="float" office:value="137.001" calcext:value-type="float">
            <text:p>137.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Formatter method'.C13]" office:value-type="float" office:value="240.309" calcext:value-type="float">
            <text:p>240.309</text:p>
          </table:table-cell>
          <table:table-cell table:formula="of:=[$'Arithmetic method'.C13]" office:value-type="float" office:value="123.851" calcext:value-type="float">
            <text:p>123.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Formatter method'.C14]" office:value-type="float" office:value="316.967" calcext:value-type="float">
            <text:p>316.967</text:p>
          </table:table-cell>
          <table:table-cell table:formula="of:=[$'Arithmetic method'.C14]" office:value-type="float" office:value="122.841" calcext:value-type="float">
            <text:p>122.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Formatter method'.C15]" office:value-type="float" office:value="250.235" calcext:value-type="float">
            <text:p>250.235</text:p>
          </table:table-cell>
          <table:table-cell table:formula="of:=[$'Arithmetic method'.C15]" office:value-type="float" office:value="123.381" calcext:value-type="float">
            <text:p>123.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Formatter method'.C16]" office:value-type="float" office:value="280.3" calcext:value-type="float">
            <text:p>280.3</text:p>
          </table:table-cell>
          <table:table-cell table:formula="of:=[$'Arithmetic method'.C16]" office:value-type="float" office:value="128.206" calcext:value-type="float">
            <text:p>128.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Formatter method'.C17]" office:value-type="float" office:value="296.437" calcext:value-type="float">
            <text:p>296.437</text:p>
          </table:table-cell>
          <table:table-cell table:formula="of:=[$'Arithmetic method'.C17]" office:value-type="float" office:value="125.343" calcext:value-type="float">
            <text:p>125.343</text:p>
          </table:table-cell>
        </table:table-row>
      </table:table>
      <table:table table:name="fmt" table:style-name="ta1">
        <table:shapes>
          <draw:frame draw:z-index="0" draw:style-name="gr1" draw:text-style-name="P1" svg:width="21.154cm" svg:height="13.712cm" svg:x="10.099cm" svg:y="0.903cm">
            <draw:object draw:notify-on-update-of-ranges="fmt.A1:fmt.A1 fmt.A2:fmt.A17 fmt.B1:fmt.B1 fmt.B2:fmt.B17 fmt.C1:fmt.C1 fmt.C2:fmt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2" table:default-cell-style-name="ce3"/>
        <table:table-column table:style-name="co22" table:default-cell-style-name="ce4"/>
        <table:table-column table:style-name="co19" table:default-cell-style-name="ce4"/>
        <table:table-row table:style-name="ro1">
          <table:table-cell table:style-name="ce2" office:value-type="string" calcext:value-type="string">
            <text:p>Decimals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arithmetic meth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Formatter method'.D2]" office:value-type="float" office:value="74.3954" calcext:value-type="float">
            <text:p>74.3954</text:p>
          </table:table-cell>
          <table:table-cell table:formula="of:=[$'Arithmetic method'.D2]" office:value-type="float" office:value="50.3814" calcext:value-type="float">
            <text:p>50.3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Formatter method'.D3]" office:value-type="float" office:value="88.349" calcext:value-type="float">
            <text:p>88.349</text:p>
          </table:table-cell>
          <table:table-cell table:formula="of:=[$'Arithmetic method'.D3]" office:value-type="float" office:value="68.3502" calcext:value-type="float">
            <text:p>68.3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Formatter method'.D4]" office:value-type="float" office:value="94.4289" calcext:value-type="float">
            <text:p>94.4289</text:p>
          </table:table-cell>
          <table:table-cell table:formula="of:=[$'Arithmetic method'.D4]" office:value-type="float" office:value="73.1362" calcext:value-type="float">
            <text:p>73.1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Formatter method'.D5]" office:value-type="float" office:value="96.2506" calcext:value-type="float">
            <text:p>96.2506</text:p>
          </table:table-cell>
          <table:table-cell table:formula="of:=[$'Arithmetic method'.D5]" office:value-type="float" office:value="73.3424" calcext:value-type="float">
            <text:p>73.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Formatter method'.D6]" office:value-type="float" office:value="97.0086" calcext:value-type="float">
            <text:p>97.0086</text:p>
          </table:table-cell>
          <table:table-cell table:formula="of:=[$'Arithmetic method'.D6]" office:value-type="float" office:value="75.2271" calcext:value-type="float">
            <text:p>75.2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Formatter method'.D7]" office:value-type="float" office:value="98.8265" calcext:value-type="float">
            <text:p>98.8265</text:p>
          </table:table-cell>
          <table:table-cell table:formula="of:=[$'Arithmetic method'.D7]" office:value-type="float" office:value="83.3246" calcext:value-type="float">
            <text:p>83.3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Formatter method'.D8]" office:value-type="float" office:value="101.979" calcext:value-type="float">
            <text:p>101.979</text:p>
          </table:table-cell>
          <table:table-cell table:formula="of:=[$'Arithmetic method'.D8]" office:value-type="float" office:value="70.9952" calcext:value-type="float">
            <text:p>70.9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Formatter method'.D9]" office:value-type="float" office:value="101.095" calcext:value-type="float">
            <text:p>101.095</text:p>
          </table:table-cell>
          <table:table-cell table:formula="of:=[$'Arithmetic method'.D9]" office:value-type="float" office:value="71.2383" calcext:value-type="float">
            <text:p>71.2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Formatter method'.D10]" office:value-type="float" office:value="101.777" calcext:value-type="float">
            <text:p>101.777</text:p>
          </table:table-cell>
          <table:table-cell table:formula="of:=[$'Arithmetic method'.D10]" office:value-type="float" office:value="73.3201" calcext:value-type="float">
            <text:p>73.3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Formatter method'.D11]" office:value-type="float" office:value="105.958" calcext:value-type="float">
            <text:p>105.958</text:p>
          </table:table-cell>
          <table:table-cell table:formula="of:=[$'Arithmetic method'.D11]" office:value-type="float" office:value="74.1729" calcext:value-type="float">
            <text:p>74.1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Formatter method'.D12]" office:value-type="float" office:value="108.648" calcext:value-type="float">
            <text:p>108.648</text:p>
          </table:table-cell>
          <table:table-cell table:formula="of:=[$'Arithmetic method'.D12]" office:value-type="float" office:value="73.2209" calcext:value-type="float">
            <text:p>73.2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Formatter method'.D13]" office:value-type="float" office:value="105.997" calcext:value-type="float">
            <text:p>105.997</text:p>
          </table:table-cell>
          <table:table-cell table:formula="of:=[$'Arithmetic method'.D13]" office:value-type="float" office:value="73.4827" calcext:value-type="float">
            <text:p>73.48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Formatter method'.D14]" office:value-type="float" office:value="107.782" calcext:value-type="float">
            <text:p>107.782</text:p>
          </table:table-cell>
          <table:table-cell table:formula="of:=[$'Arithmetic method'.D14]" office:value-type="float" office:value="75.8486" calcext:value-type="float">
            <text:p>75.8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Formatter method'.D15]" office:value-type="float" office:value="108.732" calcext:value-type="float">
            <text:p>108.732</text:p>
          </table:table-cell>
          <table:table-cell table:formula="of:=[$'Arithmetic method'.D15]" office:value-type="float" office:value="73.1725" calcext:value-type="float">
            <text:p>73.17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Formatter method'.D16]" office:value-type="float" office:value="120.787" calcext:value-type="float">
            <text:p>120.787</text:p>
          </table:table-cell>
          <table:table-cell table:formula="of:=[$'Arithmetic method'.D16]" office:value-type="float" office:value="73.1839" calcext:value-type="float">
            <text:p>73.1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Formatter method'.D17]" office:value-type="float" office:value="114.641" calcext:value-type="float">
            <text:p>114.641</text:p>
          </table:table-cell>
          <table:table-cell table:formula="of:=[$'Arithmetic method'.D17]" office:value-type="float" office:value="284.04" calcext:value-type="float">
            <text:p>284.04</text:p>
          </table:table-cell>
        </table:table-row>
      </table:table>
      <table:named-expressions/>
      <table:database-ranges>
        <table:database-range table:name="__Anonymous_Sheet_DB__0" table:target-range-address="'raw - formatter method '.A1:'raw - formatter method '.W49" table:display-filter-buttons="true"/>
        <table:database-range table:name="__Anonymous_Sheet_DB__2" table:target-range-address="'raw - arithmetic method'.A1:'raw - arithmetic method'.W49" table:display-filter-buttons="true">
          <table:filter>
            <table:filter-and>
              <table:filter-condition table:value="{fmt} to Glib::ustring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Nunito ExtraLight" svg:font-family="'Nunito ExtraLight'" style:font-adornments="Ligh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9T15:29:12.319877404</dc:date>
    <meta:editing-duration>PT34S</meta:editing-duration>
    <meta:editing-cycles>2</meta:editing-cycles>
    <meta:generator>LibreOffice/7.3.3.2$Linux_X86_64 LibreOffice_project/30$Build-2</meta:generator>
    <meta:document-statistic meta:table-count="7" meta:cell-count="254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98cm" svg:height="13.893cm" xlink:href=".." xlink:type="simple" chart:class="chart:line" chart:style-name="ch1">
        <chart:title svg:x="8.912cm" svg:y="0.413cm" chart:style-name="ch2">
          <text:p>Using formatters</text:p>
        </chart:title>
        <chart:legend chart:legend-position="top" svg:x="6.606cm" svg:y="1.377cm" style:legend-expansion="wide" chart:style-name="ch3"/>
        <chart:plot-area chart:style-name="ch4" table:cell-range-address="'Formatter method'.A1:'Formatter method'.D17" chart:data-source-has-labels="both" svg:x="1.436cm" svg:y="2.252cm" svg:width="19.437cm" svg:height="10.383cm">
          <chart:coordinate-region svg:x="2.428cm" svg:y="2.451cm" svg:width="18.258cm" svg:height="9.537cm"/>
          <chart:axis chart:dimension="x" chart:name="primary-x" chart:style-name="ch5" chartooo:axis-type="auto">
            <chartooo:date-scale/>
            <chart:title svg:x="9.655cm" svg:y="12.912cm" chart:style-name="ch6">
              <text:p>Number of decimals</text:p>
            </chart:title>
            <chart:categories table:cell-range-address="'Formatter method'.A2:'Formatter method'.A17"/>
          </chart:axis>
          <chart:axis chart:dimension="y" chart:name="primary-y" chart:style-name="ch5">
            <chart:title svg:x="0.451cm" svg:y="8.175cm" chart:style-name="ch7">
              <text:p>Time (ns)</text:p>
            </chart:title>
            <chart:grid chart:style-name="ch8" chart:class="major"/>
          </chart:axis>
          <chart:series chart:style-name="ch9" chart:values-cell-range-address="'Formatter method'.B2:'Formatter method'.B17" chart:label-cell-address="'Formatter method'.B1:'Formatter method'.B1" chart:class="chart:line">
            <chart:data-point chart:repeated="16"/>
          </chart:series>
          <chart:series chart:style-name="ch10" chart:values-cell-range-address="'Formatter method'.C2:'Formatter method'.C17" chart:label-cell-address="'Formatter method'.C1:'Formatter method'.C1" chart:class="chart:line">
            <chart:data-point chart:repeated="16"/>
          </chart:series>
          <chart:series chart:style-name="ch11" chart:values-cell-range-address="'Formatter method'.D2:'Formatter method'.D17" chart:label-cell-address="'Formatter method'.D1:'Formatter method'.D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::ustring::format</text:p>
                <draw:g>
                  <svg:desc>'Formatter method'.B1:'Formatter method'.B1</svg:desc>
                </draw:g>
              </table:table-cell>
              <table:table-cell office:value-type="string">
                <text:p>snprintf</text:p>
                <draw:g>
                  <svg:desc>'Formatter method'.C1:'Formatter method'.C1</svg:desc>
                </draw:g>
              </table:table-cell>
              <table:table-cell office:value-type="string">
                <text:p>fmt</text:p>
                <draw:g>
                  <svg:desc>'Formatter method'.D1:'Formatter method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ormatter method'.A2:'Formatter method'.A17</svg:desc>
                </draw:g>
              </table:table-cell>
              <table:table-cell office:value-type="float" office:value="553.695">
                <text:p>553.695</text:p>
                <draw:g>
                  <svg:desc>'Formatter method'.B2:'Formatter method'.B17</svg:desc>
                </draw:g>
              </table:table-cell>
              <table:table-cell office:value-type="float" office:value="162.313">
                <text:p>162.313</text:p>
                <draw:g>
                  <svg:desc>'Formatter method'.C2:'Formatter method'.C17</svg:desc>
                </draw:g>
              </table:table-cell>
              <table:table-cell office:value-type="float" office:value="74.3954">
                <text:p>74.3954</text:p>
                <draw:g>
                  <svg:desc>'Formatter method'.D2:'Formatter method'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6.355">
                <text:p>586.355</text:p>
              </table:table-cell>
              <table:table-cell office:value-type="float" office:value="179.75">
                <text:p>179.75</text:p>
              </table:table-cell>
              <table:table-cell office:value-type="float" office:value="88.349">
                <text:p>88.3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7.546">
                <text:p>707.546</text:p>
              </table:table-cell>
              <table:table-cell office:value-type="float" office:value="186.322">
                <text:p>186.322</text:p>
              </table:table-cell>
              <table:table-cell office:value-type="float" office:value="94.4289">
                <text:p>94.42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5.988">
                <text:p>735.988</text:p>
              </table:table-cell>
              <table:table-cell office:value-type="float" office:value="195.07">
                <text:p>195.07</text:p>
              </table:table-cell>
              <table:table-cell office:value-type="float" office:value="96.2506">
                <text:p>96.25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3.865">
                <text:p>733.865</text:p>
              </table:table-cell>
              <table:table-cell office:value-type="float" office:value="199.914">
                <text:p>199.914</text:p>
              </table:table-cell>
              <table:table-cell office:value-type="float" office:value="97.0086">
                <text:p>97.00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7.001">
                <text:p>747.001</text:p>
              </table:table-cell>
              <table:table-cell office:value-type="float" office:value="203.504">
                <text:p>203.504</text:p>
              </table:table-cell>
              <table:table-cell office:value-type="float" office:value="98.8265">
                <text:p>98.8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.722">
                <text:p>750.722</text:p>
              </table:table-cell>
              <table:table-cell office:value-type="float" office:value="215.145">
                <text:p>215.145</text:p>
              </table:table-cell>
              <table:table-cell office:value-type="float" office:value="101.979">
                <text:p>101.9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7.676">
                <text:p>787.676</text:p>
              </table:table-cell>
              <table:table-cell office:value-type="float" office:value="221.339">
                <text:p>221.339</text:p>
              </table:table-cell>
              <table:table-cell office:value-type="float" office:value="101.095">
                <text:p>101.0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5.87">
                <text:p>775.87</text:p>
              </table:table-cell>
              <table:table-cell office:value-type="float" office:value="222.472">
                <text:p>222.472</text:p>
              </table:table-cell>
              <table:table-cell office:value-type="float" office:value="101.777">
                <text:p>101.7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3.821">
                <text:p>793.821</text:p>
              </table:table-cell>
              <table:table-cell office:value-type="float" office:value="235.83">
                <text:p>235.83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7.996">
                <text:p>827.996</text:p>
              </table:table-cell>
              <table:table-cell office:value-type="float" office:value="235.792">
                <text:p>235.792</text:p>
              </table:table-cell>
              <table:table-cell office:value-type="float" office:value="108.648">
                <text:p>108.6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9.469">
                <text:p>829.469</text:p>
              </table:table-cell>
              <table:table-cell office:value-type="float" office:value="240.309">
                <text:p>240.309</text:p>
              </table:table-cell>
              <table:table-cell office:value-type="float" office:value="105.997">
                <text:p>105.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1.613">
                <text:p>911.613</text:p>
              </table:table-cell>
              <table:table-cell office:value-type="float" office:value="316.967">
                <text:p>316.967</text:p>
              </table:table-cell>
              <table:table-cell office:value-type="float" office:value="107.782">
                <text:p>107.7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43.674">
                <text:p>843.674</text:p>
              </table:table-cell>
              <table:table-cell office:value-type="float" office:value="250.235">
                <text:p>250.235</text:p>
              </table:table-cell>
              <table:table-cell office:value-type="float" office:value="108.732">
                <text:p>108.7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84.737">
                <text:p>884.737</text:p>
              </table:table-cell>
              <table:table-cell office:value-type="float" office:value="280.3">
                <text:p>280.3</text:p>
              </table:table-cell>
              <table:table-cell office:value-type="float" office:value="120.787">
                <text:p>120.7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7.706">
                <text:p>917.706</text:p>
              </table:table-cell>
              <table:table-cell office:value-type="float" office:value="296.437">
                <text:p>296.437</text:p>
              </table:table-cell>
              <table:table-cell office:value-type="float" office:value="114.641">
                <text:p>114.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98cm" svg:height="13.893cm" xlink:href=".." xlink:type="simple" chart:class="chart:line" chart:style-name="ch1">
        <chart:title svg:x="8.158cm" svg:y="0.413cm" chart:style-name="ch2">
          <text:p>Using arithmetic method</text:p>
        </chart:title>
        <chart:legend chart:legend-position="top" svg:x="6.394cm" svg:y="1.377cm" style:legend-expansion="wide" chart:style-name="ch3"/>
        <chart:plot-area chart:style-name="ch4" table:cell-range-address="'Arithmetic method'.A1:'Arithmetic method'.D17" chart:data-source-has-labels="both" svg:x="1.436cm" svg:y="2.252cm" svg:width="19.437cm" svg:height="10.383cm">
          <chart:coordinate-region svg:x="2.428cm" svg:y="2.451cm" svg:width="18.258cm" svg:height="9.537cm"/>
          <chart:axis chart:dimension="x" chart:name="primary-x" chart:style-name="ch5" chartooo:axis-type="auto">
            <chartooo:date-scale/>
            <chart:title svg:x="9.655cm" svg:y="12.912cm" chart:style-name="ch6">
              <text:p>Number of decimals</text:p>
            </chart:title>
            <chart:categories table:cell-range-address="'Arithmetic method'.A2:'Arithmetic method'.A17"/>
          </chart:axis>
          <chart:axis chart:dimension="y" chart:name="primary-y" chart:style-name="ch5">
            <chart:title svg:x="0.451cm" svg:y="8.175cm" chart:style-name="ch7">
              <text:p>Time (ns)</text:p>
            </chart:title>
            <chart:grid chart:style-name="ch8" chart:class="major"/>
          </chart:axis>
          <chart:series chart:style-name="ch9" chart:values-cell-range-address="'Arithmetic method'.B2:'Arithmetic method'.B17" chart:label-cell-address="'Arithmetic method'.B1:'Arithmetic method'.B1" chart:class="chart:line">
            <chart:data-point chart:repeated="16"/>
          </chart:series>
          <chart:series chart:style-name="ch10" chart:values-cell-range-address="'Arithmetic method'.C2:'Arithmetic method'.C17" chart:label-cell-address="'Arithmetic method'.C1:'Arithmetic method'.C1" chart:class="chart:line">
            <chart:data-point chart:repeated="16"/>
          </chart:series>
          <chart:series chart:style-name="ch11" chart:values-cell-range-address="'Arithmetic method'.D2:'Arithmetic method'.D17" chart:label-cell-address="'Arithmetic method'.D1:'Arithmetic method'.D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::ustring::compose</text:p>
                <draw:g>
                  <svg:desc>'Arithmetic method'.B1:'Arithmetic method'.B1</svg:desc>
                </draw:g>
              </table:table-cell>
              <table:table-cell office:value-type="string">
                <text:p>snprintf</text:p>
                <draw:g>
                  <svg:desc>'Arithmetic method'.C1:'Arithmetic method'.C1</svg:desc>
                </draw:g>
              </table:table-cell>
              <table:table-cell office:value-type="string">
                <text:p>fmt</text:p>
                <draw:g>
                  <svg:desc>'Arithmetic method'.D1:'Arithmetic method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rithmetic method'.A2:'Arithmetic method'.A17</svg:desc>
                </draw:g>
              </table:table-cell>
              <table:table-cell office:value-type="float" office:value="888.722">
                <text:p>888.722</text:p>
                <draw:g>
                  <svg:desc>'Arithmetic method'.B2:'Arithmetic method'.B17</svg:desc>
                </draw:g>
              </table:table-cell>
              <table:table-cell office:value-type="float" office:value="89.9855">
                <text:p>89.9855</text:p>
                <draw:g>
                  <svg:desc>'Arithmetic method'.C2:'Arithmetic method'.C17</svg:desc>
                </draw:g>
              </table:table-cell>
              <table:table-cell office:value-type="float" office:value="50.3814">
                <text:p>50.3814</text:p>
                <draw:g>
                  <svg:desc>'Arithmetic method'.D2:'Arithmetic method'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79.82">
                <text:p>879.82</text:p>
              </table:table-cell>
              <table:table-cell office:value-type="float" office:value="114.581">
                <text:p>114.581</text:p>
              </table:table-cell>
              <table:table-cell office:value-type="float" office:value="68.3502">
                <text:p>68.35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0.22">
                <text:p>900.22</text:p>
              </table:table-cell>
              <table:table-cell office:value-type="float" office:value="113.581">
                <text:p>113.581</text:p>
              </table:table-cell>
              <table:table-cell office:value-type="float" office:value="73.1362">
                <text:p>73.1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82.632">
                <text:p>982.632</text:p>
              </table:table-cell>
              <table:table-cell office:value-type="float" office:value="115.869">
                <text:p>115.869</text:p>
              </table:table-cell>
              <table:table-cell office:value-type="float" office:value="73.3424">
                <text:p>73.34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5.12">
                <text:p>1075.12</text:p>
              </table:table-cell>
              <table:table-cell office:value-type="float" office:value="112.616">
                <text:p>112.616</text:p>
              </table:table-cell>
              <table:table-cell office:value-type="float" office:value="75.2271">
                <text:p>75.22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2.17">
                <text:p>1122.17</text:p>
              </table:table-cell>
              <table:table-cell office:value-type="float" office:value="116.389">
                <text:p>116.389</text:p>
              </table:table-cell>
              <table:table-cell office:value-type="float" office:value="83.3246">
                <text:p>83.32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0.79">
                <text:p>1060.79</text:p>
              </table:table-cell>
              <table:table-cell office:value-type="float" office:value="117.282">
                <text:p>117.282</text:p>
              </table:table-cell>
              <table:table-cell office:value-type="float" office:value="70.9952">
                <text:p>70.9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9.6">
                <text:p>1099.6</text:p>
              </table:table-cell>
              <table:table-cell office:value-type="float" office:value="120.644">
                <text:p>120.644</text:p>
              </table:table-cell>
              <table:table-cell office:value-type="float" office:value="71.2383">
                <text:p>71.23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96.2">
                <text:p>1096.2</text:p>
              </table:table-cell>
              <table:table-cell office:value-type="float" office:value="121.192">
                <text:p>121.192</text:p>
              </table:table-cell>
              <table:table-cell office:value-type="float" office:value="73.3201">
                <text:p>73.32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57.19">
                <text:p>1057.19</text:p>
              </table:table-cell>
              <table:table-cell office:value-type="float" office:value="121.293">
                <text:p>121.293</text:p>
              </table:table-cell>
              <table:table-cell office:value-type="float" office:value="74.1729">
                <text:p>74.1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81.49">
                <text:p>1081.49</text:p>
              </table:table-cell>
              <table:table-cell office:value-type="float" office:value="137.001">
                <text:p>137.001</text:p>
              </table:table-cell>
              <table:table-cell office:value-type="float" office:value="73.2209">
                <text:p>73.22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39.05">
                <text:p>1139.05</text:p>
              </table:table-cell>
              <table:table-cell office:value-type="float" office:value="123.851">
                <text:p>123.851</text:p>
              </table:table-cell>
              <table:table-cell office:value-type="float" office:value="73.4827">
                <text:p>73.48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37.88">
                <text:p>1137.88</text:p>
              </table:table-cell>
              <table:table-cell office:value-type="float" office:value="122.841">
                <text:p>122.841</text:p>
              </table:table-cell>
              <table:table-cell office:value-type="float" office:value="75.8486">
                <text:p>75.8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57.99">
                <text:p>1157.99</text:p>
              </table:table-cell>
              <table:table-cell office:value-type="float" office:value="123.381">
                <text:p>123.381</text:p>
              </table:table-cell>
              <table:table-cell office:value-type="float" office:value="73.1725">
                <text:p>73.17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2.17">
                <text:p>1152.17</text:p>
              </table:table-cell>
              <table:table-cell office:value-type="float" office:value="128.206">
                <text:p>128.206</text:p>
              </table:table-cell>
              <table:table-cell office:value-type="float" office:value="73.1839">
                <text:p>73.18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04.18">
                <text:p>1104.18</text:p>
              </table:table-cell>
              <table:table-cell office:value-type="float" office:value="125.343">
                <text:p>125.343</text:p>
              </table:table-cell>
              <table:table-cell office:value-type="float" office:value="284.04">
                <text:p>284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55cm" svg:height="13.713cm" xlink:href=".." xlink:type="simple" chart:class="chart:line" chart:style-name="ch1">
        <chart:title svg:x="10.097cm" svg:y="0.41cm" chart:style-name="ch2">
          <text:p>Glib</text:p>
        </chart:title>
        <chart:legend chart:legend-position="top" svg:x="7.577cm" svg:y="1.374cm" style:legend-expansion="wide" chart:style-name="ch3"/>
        <chart:plot-area chart:style-name="ch4" table:cell-range-address="Glib.A1:Glib.C17" chart:data-source-has-labels="both" svg:x="1.434cm" svg:y="2.246cm" svg:width="19.298cm" svg:height="10.212cm">
          <chart:coordinate-region svg:x="2.426cm" svg:y="2.445cm" svg:width="18.119cm" svg:height="9.366cm"/>
          <chart:axis chart:dimension="x" chart:name="primary-x" chart:style-name="ch5" chartooo:axis-type="auto">
            <chartooo:date-scale/>
            <chart:title svg:x="9.584cm" svg:y="12.732cm" chart:style-name="ch6">
              <text:p>Number of decimals</text:p>
            </chart:title>
            <chart:categories table:cell-range-address="Glib.A2:Glib.A17"/>
          </chart:axis>
          <chart:axis chart:dimension="y" chart:name="primary-y" chart:style-name="ch5">
            <chart:title svg:x="0.451cm" svg:y="8.084cm" chart:style-name="ch7">
              <text:p>Time (ns)</text:p>
            </chart:title>
            <chart:grid chart:style-name="ch8" chart:class="major"/>
          </chart:axis>
          <chart:series chart:style-name="ch9" chart:values-cell-range-address="Glib.B2:Glib.B17" chart:label-cell-address="Glib.B1:Glib.B1" chart:class="chart:line">
            <chart:data-point chart:repeated="16"/>
          </chart:series>
          <chart:series chart:style-name="ch10" chart:values-cell-range-address="Glib.C2:Glib.C17" chart:label-cell-address="Glib.C1:Glib.C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mat</text:p>
                <draw:g>
                  <svg:desc>Glib.B1:Glib.B1</svg:desc>
                </draw:g>
              </table:table-cell>
              <table:table-cell office:value-type="string">
                <text:p>arithmetic method</text:p>
                <draw:g>
                  <svg:desc>Glib.C1:Glib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lib.A2:Glib.A17</svg:desc>
                </draw:g>
              </table:table-cell>
              <table:table-cell office:value-type="float" office:value="553.695">
                <text:p>553.695</text:p>
                <draw:g>
                  <svg:desc>Glib.B2:Glib.B17</svg:desc>
                </draw:g>
              </table:table-cell>
              <table:table-cell office:value-type="float" office:value="888.722">
                <text:p>888.722</text:p>
                <draw:g>
                  <svg:desc>Glib.C2:Glib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6.355">
                <text:p>586.355</text:p>
              </table:table-cell>
              <table:table-cell office:value-type="float" office:value="879.82">
                <text:p>879.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7.546">
                <text:p>707.546</text:p>
              </table:table-cell>
              <table:table-cell office:value-type="float" office:value="900.22">
                <text:p>900.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5.988">
                <text:p>735.988</text:p>
              </table:table-cell>
              <table:table-cell office:value-type="float" office:value="982.632">
                <text:p>982.6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3.865">
                <text:p>733.865</text:p>
              </table:table-cell>
              <table:table-cell office:value-type="float" office:value="1075.12">
                <text:p>1075.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7.001">
                <text:p>747.001</text:p>
              </table:table-cell>
              <table:table-cell office:value-type="float" office:value="1122.17">
                <text:p>1122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.722">
                <text:p>750.722</text:p>
              </table:table-cell>
              <table:table-cell office:value-type="float" office:value="1060.79">
                <text:p>1060.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7.676">
                <text:p>787.676</text:p>
              </table:table-cell>
              <table:table-cell office:value-type="float" office:value="1099.6">
                <text:p>1099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5.87">
                <text:p>775.87</text:p>
              </table:table-cell>
              <table:table-cell office:value-type="float" office:value="1096.2">
                <text:p>1096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3.821">
                <text:p>793.821</text:p>
              </table:table-cell>
              <table:table-cell office:value-type="float" office:value="1057.19">
                <text:p>1057.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7.996">
                <text:p>827.996</text:p>
              </table:table-cell>
              <table:table-cell office:value-type="float" office:value="1081.49">
                <text:p>1081.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9.469">
                <text:p>829.469</text:p>
              </table:table-cell>
              <table:table-cell office:value-type="float" office:value="1139.05">
                <text:p>1139.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1.613">
                <text:p>911.613</text:p>
              </table:table-cell>
              <table:table-cell office:value-type="float" office:value="1137.88">
                <text:p>1137.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43.674">
                <text:p>843.674</text:p>
              </table:table-cell>
              <table:table-cell office:value-type="float" office:value="1157.99">
                <text:p>1157.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84.737">
                <text:p>884.737</text:p>
              </table:table-cell>
              <table:table-cell office:value-type="float" office:value="1152.17">
                <text:p>1152.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7.706">
                <text:p>917.706</text:p>
              </table:table-cell>
              <table:table-cell office:value-type="float" office:value="1104.18">
                <text:p>110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55cm" svg:height="13.713cm" xlink:href=".." xlink:type="simple" chart:class="chart:line" chart:style-name="ch1">
        <chart:title svg:x="9.753cm" svg:y="0.41cm" chart:style-name="ch2">
          <text:p>snprintf</text:p>
        </chart:title>
        <chart:legend chart:legend-position="top" svg:x="7.577cm" svg:y="1.374cm" style:legend-expansion="wide" chart:style-name="ch3"/>
        <chart:plot-area chart:style-name="ch4" table:cell-range-address="snprintf.A1:snprintf.C17" chart:data-source-has-labels="both" svg:x="1.434cm" svg:y="2.246cm" svg:width="19.298cm" svg:height="10.212cm">
          <chart:coordinate-region svg:x="2.241cm" svg:y="2.445cm" svg:width="18.304cm" svg:height="9.366cm"/>
          <chart:axis chart:dimension="x" chart:name="primary-x" chart:style-name="ch5" chartooo:axis-type="auto">
            <chartooo:date-scale/>
            <chart:title svg:x="9.584cm" svg:y="12.732cm" chart:style-name="ch6">
              <text:p>Number of decimals</text:p>
            </chart:title>
            <chart:categories table:cell-range-address="snprintf.A2:snprintf.A17"/>
          </chart:axis>
          <chart:axis chart:dimension="y" chart:name="primary-y" chart:style-name="ch5">
            <chart:title svg:x="0.451cm" svg:y="8.084cm" chart:style-name="ch7">
              <text:p>Time (ns)</text:p>
            </chart:title>
            <chart:grid chart:style-name="ch8" chart:class="major"/>
          </chart:axis>
          <chart:series chart:style-name="ch9" chart:values-cell-range-address="snprintf.B2:snprintf.B17" chart:label-cell-address="snprintf.B1:snprintf.B1" chart:class="chart:line">
            <chart:data-point chart:repeated="16"/>
          </chart:series>
          <chart:series chart:style-name="ch10" chart:values-cell-range-address="snprintf.C2:snprintf.C17" chart:label-cell-address="snprintf.C1:snprintf.C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mat</text:p>
                <draw:g>
                  <svg:desc>snprintf.B1:snprintf.B1</svg:desc>
                </draw:g>
              </table:table-cell>
              <table:table-cell office:value-type="string">
                <text:p>arithmetic method</text:p>
                <draw:g>
                  <svg:desc>snprintf.C1:snprintf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nprintf.A2:snprintf.A17</svg:desc>
                </draw:g>
              </table:table-cell>
              <table:table-cell office:value-type="float" office:value="162.313">
                <text:p>162.313</text:p>
                <draw:g>
                  <svg:desc>snprintf.B2:snprintf.B17</svg:desc>
                </draw:g>
              </table:table-cell>
              <table:table-cell office:value-type="float" office:value="89.9855">
                <text:p>89.9855</text:p>
                <draw:g>
                  <svg:desc>snprintf.C2:snprintf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9.75">
                <text:p>179.75</text:p>
              </table:table-cell>
              <table:table-cell office:value-type="float" office:value="114.581">
                <text:p>114.5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6.322">
                <text:p>186.322</text:p>
              </table:table-cell>
              <table:table-cell office:value-type="float" office:value="113.581">
                <text:p>113.5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5.07">
                <text:p>195.07</text:p>
              </table:table-cell>
              <table:table-cell office:value-type="float" office:value="115.869">
                <text:p>115.8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9.914">
                <text:p>199.914</text:p>
              </table:table-cell>
              <table:table-cell office:value-type="float" office:value="112.616">
                <text:p>112.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3.504">
                <text:p>203.504</text:p>
              </table:table-cell>
              <table:table-cell office:value-type="float" office:value="116.389">
                <text:p>116.3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5.145">
                <text:p>215.145</text:p>
              </table:table-cell>
              <table:table-cell office:value-type="float" office:value="117.282">
                <text:p>117.2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1.339">
                <text:p>221.339</text:p>
              </table:table-cell>
              <table:table-cell office:value-type="float" office:value="120.644">
                <text:p>120.6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2.472">
                <text:p>222.472</text:p>
              </table:table-cell>
              <table:table-cell office:value-type="float" office:value="121.192">
                <text:p>121.1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5.83">
                <text:p>235.83</text:p>
              </table:table-cell>
              <table:table-cell office:value-type="float" office:value="121.293">
                <text:p>121.2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5.792">
                <text:p>235.792</text:p>
              </table:table-cell>
              <table:table-cell office:value-type="float" office:value="137.001">
                <text:p>137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0.309">
                <text:p>240.309</text:p>
              </table:table-cell>
              <table:table-cell office:value-type="float" office:value="123.851">
                <text:p>123.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6.967">
                <text:p>316.967</text:p>
              </table:table-cell>
              <table:table-cell office:value-type="float" office:value="122.841">
                <text:p>122.8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0.235">
                <text:p>250.235</text:p>
              </table:table-cell>
              <table:table-cell office:value-type="float" office:value="123.381">
                <text:p>123.3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0.3">
                <text:p>280.3</text:p>
              </table:table-cell>
              <table:table-cell office:value-type="float" office:value="128.206">
                <text:p>128.2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.437">
                <text:p>296.437</text:p>
              </table:table-cell>
              <table:table-cell office:value-type="float" office:value="125.343">
                <text:p>125.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55cm" svg:height="13.713cm" xlink:href=".." xlink:type="simple" chart:class="chart:line" chart:style-name="ch1">
        <chart:title svg:x="10.176cm" svg:y="0.41cm" chart:style-name="ch2">
          <text:p>fmt</text:p>
        </chart:title>
        <chart:legend chart:legend-position="top" svg:x="7.577cm" svg:y="1.374cm" style:legend-expansion="wide" chart:style-name="ch3"/>
        <chart:plot-area chart:style-name="ch4" table:cell-range-address="fmt.A1:fmt.C17" chart:data-source-has-labels="both" svg:x="1.434cm" svg:y="2.246cm" svg:width="19.298cm" svg:height="10.212cm">
          <chart:coordinate-region svg:x="2.241cm" svg:y="2.445cm" svg:width="18.304cm" svg:height="9.366cm"/>
          <chart:axis chart:dimension="x" chart:name="primary-x" chart:style-name="ch5" chartooo:axis-type="auto">
            <chartooo:date-scale/>
            <chart:title svg:x="9.584cm" svg:y="12.732cm" chart:style-name="ch6">
              <text:p>Number of decimals</text:p>
            </chart:title>
            <chart:categories table:cell-range-address="fmt.A2:fmt.A17"/>
          </chart:axis>
          <chart:axis chart:dimension="y" chart:name="primary-y" chart:style-name="ch5">
            <chart:title svg:x="0.451cm" svg:y="8.084cm" chart:style-name="ch7">
              <text:p>Time (ns)</text:p>
            </chart:title>
            <chart:grid chart:style-name="ch8" chart:class="major"/>
          </chart:axis>
          <chart:series chart:style-name="ch9" chart:values-cell-range-address="fmt.B2:fmt.B17" chart:label-cell-address="fmt.B1:fmt.B1" chart:class="chart:line">
            <chart:data-point chart:repeated="16"/>
          </chart:series>
          <chart:series chart:style-name="ch10" chart:values-cell-range-address="fmt.C2:fmt.C17" chart:label-cell-address="fmt.C1:fmt.C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mat</text:p>
                <draw:g>
                  <svg:desc>fmt.B1:fmt.B1</svg:desc>
                </draw:g>
              </table:table-cell>
              <table:table-cell office:value-type="string">
                <text:p>arithmetic method</text:p>
                <draw:g>
                  <svg:desc>fmt.C1:fm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mt.A2:fmt.A17</svg:desc>
                </draw:g>
              </table:table-cell>
              <table:table-cell office:value-type="float" office:value="74.3954">
                <text:p>74.3954</text:p>
                <draw:g>
                  <svg:desc>fmt.B2:fmt.B17</svg:desc>
                </draw:g>
              </table:table-cell>
              <table:table-cell office:value-type="float" office:value="50.3814">
                <text:p>50.3814</text:p>
                <draw:g>
                  <svg:desc>fmt.C2:fmt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.349">
                <text:p>88.349</text:p>
              </table:table-cell>
              <table:table-cell office:value-type="float" office:value="68.3502">
                <text:p>68.35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4.4289">
                <text:p>94.4289</text:p>
              </table:table-cell>
              <table:table-cell office:value-type="float" office:value="73.1362">
                <text:p>73.1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.2506">
                <text:p>96.2506</text:p>
              </table:table-cell>
              <table:table-cell office:value-type="float" office:value="73.3424">
                <text:p>73.34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.0086">
                <text:p>97.0086</text:p>
              </table:table-cell>
              <table:table-cell office:value-type="float" office:value="75.2271">
                <text:p>75.22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.8265">
                <text:p>98.8265</text:p>
              </table:table-cell>
              <table:table-cell office:value-type="float" office:value="83.3246">
                <text:p>83.32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1.979">
                <text:p>101.979</text:p>
              </table:table-cell>
              <table:table-cell office:value-type="float" office:value="70.9952">
                <text:p>70.9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1.095">
                <text:p>101.095</text:p>
              </table:table-cell>
              <table:table-cell office:value-type="float" office:value="71.2383">
                <text:p>71.23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.777">
                <text:p>101.777</text:p>
              </table:table-cell>
              <table:table-cell office:value-type="float" office:value="73.3201">
                <text:p>73.32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5.958">
                <text:p>105.958</text:p>
              </table:table-cell>
              <table:table-cell office:value-type="float" office:value="74.1729">
                <text:p>74.1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8.648">
                <text:p>108.648</text:p>
              </table:table-cell>
              <table:table-cell office:value-type="float" office:value="73.2209">
                <text:p>73.22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5.997">
                <text:p>105.997</text:p>
              </table:table-cell>
              <table:table-cell office:value-type="float" office:value="73.4827">
                <text:p>73.48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7.782">
                <text:p>107.782</text:p>
              </table:table-cell>
              <table:table-cell office:value-type="float" office:value="75.8486">
                <text:p>75.8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.732">
                <text:p>108.732</text:p>
              </table:table-cell>
              <table:table-cell office:value-type="float" office:value="73.1725">
                <text:p>73.17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0.787">
                <text:p>120.787</text:p>
              </table:table-cell>
              <table:table-cell office:value-type="float" office:value="73.1839">
                <text:p>73.18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.641">
                <text:p>114.641</text:p>
              </table:table-cell>
              <table:table-cell office:value-type="float" office:value="284.04">
                <text:p>284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